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4.8453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9799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4.6799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5236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0.1319in"/>
    </style:style>
    <style:style style:name="ro1" style:family="table-row">
      <style:table-row-properties style:row-height="0.070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07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Progress_20_Report">
      <style:table-properties table:display="true" style:writing-mode="lr-tb"/>
    </style:style>
    <style:style style:name="ta2" style:family="table" style:master-page-name="PageStyle_5f_1._20_Labor_20_by_20_Staff_20_-_20_Untotaled">
      <style:table-properties table:display="true" style:writing-mode="lr-tb"/>
    </style:style>
    <style:style style:name="ta3" style:family="table" style:master-page-name="PageStyle_5f_2._20_Labor_20_by_20_Staff_20_-_20_Totaled">
      <style:table-properties table:display="true" style:writing-mode="lr-tb"/>
    </style:style>
    <style:style style:name="ta4" style:family="table" style:master-page-name="PageStyle_5f_3._20_Labor_20_by_20_Task_20_-_20_Untotaled">
      <style:table-properties table:display="true" style:writing-mode="lr-tb"/>
    </style:style>
    <style:style style:name="ta5" style:family="table" style:master-page-name="PageStyle_5f_4._20_Labor_20__26__20_Expenses_20_by_20_Task">
      <style:table-properties table:display="true" style:writing-mode="lr-tb"/>
    </style:style>
    <style:style style:name="ta6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8" style:family="table-cell" style:parent-style-name="Default" style:data-style-name="N2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3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4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1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5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1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2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6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2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13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3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2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1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4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5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6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7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8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9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/>
    </style:style>
    <style:style style:name="ce14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57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158" style:family="table-cell" style:parent-style-name="Default">
      <style:table-cell-properties fo:background-color="#c0c0c0"/>
    </style:style>
    <style:style style:name="ce159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60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47"/>
    <style:style style:name="ce164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65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166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67" style:family="table-cell" style:parent-style-name="Default" style:data-style-name="N147">
      <style:table-cell-properties fo:background-color="#c0c0c0"/>
    </style:style>
    <style:style style:name="ce168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70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71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175" style:family="table-cell" style:parent-style-name="Default" style:data-style-name="N151"/>
    <style:style style:name="ce176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77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17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80" style:family="table-cell" style:parent-style-name="Default" style:data-style-name="N151">
      <style:table-cell-properties fo:background-color="#c0c0c0"/>
    </style:style>
    <style:style style:name="ce181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83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84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88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89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Progress Report" table:style-name="ta1" table:print-ranges="'Progress Report'.A1:'Progress Report'.E4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15"/>
        <table:table-column table:style-name="co2" table:default-cell-style-name="ce24"/>
        <table:table-column table:style-name="co3" table:default-cell-style-name="ce31"/>
        <table:table-column table:style-name="co4" table:number-columns-repeated="1019" table:default-cell-style-name="Default"/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2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/>
          <table:table-cell table:style-name="ce18"/>
          <table: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1"/>
          <table:table-cell table:style-name="ce19"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Meeting with TAM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5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4.75" calcext:value-type="float">
            <text:p>4.75</text:p>
          </table:table-cell>
          <table:table-cell table:style-name="ce29" office:value-type="string" calcext:value-type="string">
            <text:p>prep for Tam presentation, presentatio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number-columns-repeated="1019"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1.25" calcext:value-type="float">
            <text:p>1.25</text:p>
          </table:table-cell>
          <table:table-cell table:style-name="ce29" office:value-type="string" calcext:value-type="string">
            <text:p>comments on surve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0"/>
          <table:table-cell table:style-name="ce29" office:value-type="string" calcext:value-type="string">
            <text:p>talk with Walk Boston re best practic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B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eview best practices draft and made comment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E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30"/>
          <table:table-cell table:number-columns-repeated="1019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50" calcext:value-type="float">
            <text:p>50</text:p>
          </table:table-cell>
          <table:table-cell table:style-name="ce30"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taff technical support; refin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table:style-name="ce30" office:value-type="string" calcext:value-type="string">
            <text:p>website updat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website updates, submitted Kaiser staff insurance forms, revis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Respond to info requeste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chool Calender prep/scheduling, respond to info requests, 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program projects status and staff tasks coordination oversight, highschool programs review and coordin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getting back to school catch up, new staff logisi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meeting with michael on scheduling, supplies, etc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abling info to michae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 in meeting with Wendi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provided paperwork/scheduling to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ed emails, returned ca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turning phone calls, answering em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working out tax forms/ payment issues with trick ri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logisitc scheduling with BMX rider for yikes and rodeo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sponded to volunteer emails from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trained Michael on safety art, logistics, looked over materia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PHONE - <text:s/>Kel Harris, Heidi Adler, etc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INSTALLING SOFTWA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TL's, Mary Scarlett, William Waylan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Key Feallock, Deborah A., Mary S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ING GEAR MFR'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planning materials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: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orting / organizing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urning rental van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iling / assessing TL reports from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neral communications with team leaders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 - Michael - database, team leader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/ materials pre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meeting, plan for Wakl to School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direction, resolving rodeo issue, directing admin on tasks, scheduling problems, crisis manageme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bike safety assembly brainstor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prep for safety art, brainstorming ideas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arin Horizon walk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overviewed last years club by looking at youth feed back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cquire supplies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Materials reproduction- teaching videos, Create new Yikes Assembl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 Yikes 2 assembly, review and make improvements with staff, revi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verviewing curriculum from last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covelocity club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presentation for next generation conferen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about SR2S gear campaig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ownloaded pictures from local education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reen transportation campaign rese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equipment gatheiring /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ing out Yikes 2 assembly with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staff on safety art/ school logistic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ainstorm and write yikes 2 scrip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class talking points, etc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hearsed / developed script for yikes assy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curriculum materi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with Jaon on Marin Horizon and new Yikes assembl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Neil Cummings-, Stop Look and Listen- 124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-, Walk around the block - 1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s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op look and liten plus transportation (2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elmet saftey <text:s/>6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training and preparation and clean up (675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Neil Cummins School - 6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Edna Maguire- Helmet Safety - 25 students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Jepoardy,-4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Walk around the Block-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Hamilton ES - Yikes 1 Assembly - 525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Brookside- Helmet Safety - 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kside Upper- Jepoardy- 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okside Upper- Create rodeo alternate pl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28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and teaching jeopardy with Kristin (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School - Yikes 1 assembly - 33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yikes assemblies <text:s/>( see jason's shee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teaching and training 2nd grade class (7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jeopardy and training <text:s/>(3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wade thomas school - 5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Glenwood- Yikes 1 assembly- <text:s/>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TOP LOOK AND LISTEN - WATCHED MELANI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ordinated insurance for 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recruitment for Human Powered parade post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planning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volunteer recruitment and site logistic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isitors and volunte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Heid about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ntertainment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wn counci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s with police and landlord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ting staff, materials ready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 to street performers at special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s on sponso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letter to local businesses ,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pecial donor lett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ntertainment inqui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scription of parade on multiple listserv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udling special guest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y of letters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osition of letter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ranging entertainment sound tech volunte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n entertainment for parade/ contrac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reach to local businesses/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tion/ meeting with town hall for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write ups and graphics for websi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ering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olice about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CARD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RTED POSTER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press follow up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ISH HPP POS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 ARTWORK TO PRIN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ON WITH PRINTER - IWALK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walk flyer/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release <text:s/>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work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 up flyers from printer and deliver to Re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 walk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ations, promotions and misc work for 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hol day <text:s/>questions, Reed, Vallicito,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ol day promotino, press, e-message to team lead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Rodeo, Dixi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xies School Rodeo day - 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eet with Mel, plan Marin Horizons Ped Day, Observe site during morning drop o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Marin Horizons Ped Day, Observe site with Franc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K-8 Walk around the block- 20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walk around the block (6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Rodeo, Brooksi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nt out rodoe and walking permission slip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odeo <text:s text:c="2"/>(3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walk around the block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pare Bike rodeo materials for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s and reminder calls to rodeo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/Helping on Bike Rodeo- Brooksid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iciulum for MC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Rodeo Trailer registration, go to DMV and get forms, Deliver forms to City of San Rafae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ETING - MELANIE - TABL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ABLING KIT FOR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BLING AT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I-WALK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PRESS RELEA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TO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STORY -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PRINCIPALS -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ITING PARADE BLURB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IRCULATE HPP FLY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TO PRESS - HPP STOR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 TO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POSTER / FLY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py of parade flyer - knikos (hand feed and cut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ed pieces for Marin IJ in your t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ounteers to flyer for HP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articipation in next generation's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xt generaton conversation about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WITH EVENT PARTN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cruiting help for bike decora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school wellness polic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&amp;N collabortive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dixie special event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scheduled 4th grade classes /art wit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staff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on class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special pedestrian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email to Ross school about special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d two yikes assemblies, 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safety art and yikes assembly inform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all classes <text:s/>with school and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1</text:p>
          </table:table-cell>
          <table:table-cell/>
          <table:table-cell office:value-type="string" calcext:value-type="string">
            <text:p>follow up about assembly det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3</text:p>
          </table:table-cell>
          <table:table-cell/>
          <table:table-cell office:value-type="string" calcext:value-type="string">
            <text:p>yikes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9</text:p>
          </table:table-cell>
          <table:table-cell/>
          <table:table-cell office:value-type="string" calcext:value-type="string">
            <text:p>scheduled all classes and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edule staff for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LEMENTARY SAFETY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urric Mtg.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 and plan Hill MS Program, Review teaching calen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, getting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 for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afterschool progra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 phone calls to schedule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ing to assembly and class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staff about rodeo da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teachers to overview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cuss logistics of scheduling staff w/M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VENTORY CHANG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BOX/OUTBOX PLANN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ATABASE COPY / NOTES TO D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ED WITH DAN / WENDI RE - DATABA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iking up safety art materia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Inventory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 out time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ed Best Practices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earned how to send maximizer reports, saving files, time 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sheets / mine and teaching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 tasks for two day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s, calender <text:s/>for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CARD COMPLE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in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out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time sheets, repor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schools joining progra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for task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program for 2005-6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mmary of tasks perform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reporting, answering questions, responding to David's inquirites, preparing August report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ctivities ch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progra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lanning safety art with team lea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walk to school day flyer/adding inf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pport team leader during the dixie bike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talked to Taz about safety art and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 to parent from Neil Cummi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Conversation with new volunte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converation with outgoing team leader and prep for principa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rincipal and team leaders at Edna Magui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ing with both team leaders to resolve a confli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met with team leader to plan club strateg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introduction conversation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1</text:p>
          </table:table-cell>
          <table:table-cell/>
          <table:table-cell office:value-type="string" calcext:value-type="string">
            <text:p>Meeting with Hill assistant principa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6</text:p>
          </table:table-cell>
          <table:table-cell/>
          <table:table-cell office:value-type="string" calcext:value-type="string">
            <text:p>Conversations with two Reed rep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Conversation with Brookside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Conversation with volunteer on walkabou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2</text:p>
          </table:table-cell>
          <table:table-cell/>
          <table:table-cell office:value-type="string" calcext:value-type="string">
            <text:p>Talk to potential team leader at While Hil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6</text:p>
          </table:table-cell>
          <table:table-cell/>
          <table:table-cell office:value-type="string" calcext:value-type="string">
            <text:p>Conversation with Bahia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talking to administration about assembly paym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6</text:p>
          </table:table-cell>
          <table:table-cell/>
          <table:table-cell office:value-type="string" calcext:value-type="string">
            <text:p>met with teachers at Drake Hig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8</text:p>
          </table:table-cell>
          <table:table-cell/>
          <table:table-cell office:value-type="string" calcext:value-type="string">
            <text:p>Tam High Safety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ller creek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with TL requesting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<text:s/>to school day events, support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ed to volunteer requests ,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TL SUPPORT PACK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 WITH MELANIE - BIKE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 TL PACK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INT DIRECTIONS FOR TL DELIVE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OR FLYER APPROV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LYER APPROV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AND SENT GROUP EMAI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-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 to event partners,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LING MATERIALS TO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MEL 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D GROUP EMAIL DOCS-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ING KEYCHAINS / POS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ply emails / phone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up dropoff r/t I-walk items -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 - problem solv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staff - logistics,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-up phone calls to team-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- database update, set up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ermission to distribute flyers from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Iwalk flyers delivery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 Novato Task Force, Sun Valley, David Parisi, Manor school, Lagunitas misc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ion of sample newsletter submission for school newslet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rategies on middle and hig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. Anselms new team leaders, <text:s/>Reed on W2SD, Hamilton, Ross, Marin Horiz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 from parent at St. Ansel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reet issues - Fairfax, Brookside, Sun Valley, Dixie, Novato task for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z-ba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n Horizon reconnaisance w volunte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walkabou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4</text:p>
          </table:table-cell>
          <table:table-cell/>
          <table:table-cell office:value-type="string" calcext:value-type="string">
            <text:p>setting up meeting w/ Sun Valle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TAM staff timesheet coordination and invoice developm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invoice template revisions, edited/completed/printed/compiled TAM August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pt and Oct staff tasks and project progres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9/8 TAM meeting notes review, timesheets and signatures coordination for Parisi Assoc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ime cards and TAM repor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6:.D310])" office:value-type="float" office:value="527" calcext:value-type="float">
            <text:p/>
          </table:table-cell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. Labor by Staff - Untotaled" table:style-name="ta2" table:print-ranges="'1. Labor by Staff - Untotaled'.A1:'1. Labor by Staff - Untotaled'.J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47"/>
        <table:table-column table:style-name="co1" table:number-columns-repeated="2" table:default-cell-style-name="ce15"/>
        <table:table-column table:style-name="co8" table:default-cell-style-name="ce50"/>
        <table:table-column table:style-name="co7" table:default-cell-style-name="ce57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41"/>
            <table:table-cell table:style-name="ce1" table:number-columns-repeated="2"/>
            <table:table-cell table:style-name="ce8"/>
            <table:table-cell table:style-name="ce51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42"/>
            <table:table-cell table:style-name="ce2" table:number-columns-repeated="2"/>
            <table:table-cell table:style-name="ce9"/>
            <table:table-cell table:style-name="ce52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44"/>
            <table:table-cell table:style-name="ce4" table:number-columns-repeated="2"/>
            <table:table-cell table:style-name="ce11"/>
            <table:table-cell table:style-name="ce54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46" office:value-type="float" office:value="37.27" calcext:value-type="float">
            <text:p>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string" calcext:value-type="string">
            <text:p>Novato Task Force - database update, set up meeting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86.35" calcext:value-type="currency">
            <text:p>186.3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223.62" calcext:value-type="currency">
            <text:p>223.6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260.89" calcext:value-type="currency">
            <text:p>260.89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60.89" calcext:value-type="currency">
            <text:p>260.89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86.35" calcext:value-type="currency">
            <text:p>186.3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86.35" calcext:value-type="currency">
            <text:p>186.3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86.35" calcext:value-type="currency">
            <text:p>186.3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149.0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:.G68])" office:value-type="float" office:value="122" calcext:value-type="float">
            <text:p/>
          </table:table-cell>
          <table:table-cell/>
          <table:table-cell table:style-name="ce70" table:formula="of:=SUM([.I5:.I68])" office:value-type="currency" office:currency="USD" office:value="4546.94" calcext:value-type="currency">
            <text:p/>
          </table:table-cell>
          <table:table-cell table:formula="of:=[.I69]" office:value-type="currency" office:currency="USD" office:value="4546.94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130.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104.2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182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208.4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70:.G144])" office:value-type="float" office:value="146" calcext:value-type="float">
            <text:p/>
          </table:table-cell>
          <table:table-cell/>
          <table:table-cell table:style-name="ce70" table:formula="of:=SUM([.I70:.I144])" office:value-type="currency" office:currency="USD" office:value="3804.76" calcext:value-type="currency">
            <text:p/>
          </table:table-cell>
          <table:table-cell table:formula="of:=[.I145]" office:value-type="currency" office:currency="USD" office:value="3804.76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217.1" calcext:value-type="currency">
            <text:p>217.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130.2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86.84" calcext:value-type="currency">
            <text:p>86.8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73.68" calcext:value-type="currency">
            <text:p>173.6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30.26" calcext:value-type="currency">
            <text:p>130.2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86.84" calcext:value-type="currency">
            <text:p>86.8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86.84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146:.G156])" office:value-type="float" office:value="24" calcext:value-type="float">
            <text:p/>
          </table:table-cell>
          <table:table-cell/>
          <table:table-cell table:style-name="ce70" table:formula="of:=SUM([.I146:.I156])" office:value-type="currency" office:currency="USD" office:value="1042.08" calcext:value-type="currency">
            <text:p/>
          </table:table-cell>
          <table:table-cell table:formula="of:=[.I157]" office:value-type="currency" office:currency="USD" office:value="1042.08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158:.G163])" office:value-type="float" office:value="4" calcext:value-type="float">
            <text:p/>
          </table:table-cell>
          <table:table-cell/>
          <table:table-cell table:style-name="ce70" table:formula="of:=SUM([.I158:.I163])" office:value-type="currency" office:currency="USD" office:value="104.24" calcext:value-type="currency">
            <text:p/>
          </table:table-cell>
          <table:table-cell table:formula="of:=[.I164]" office:value-type="currency" office:currency="USD" office:value="104.24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85" calcext:value-type="currency">
            <text:p>18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44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59" calcext:value-type="currency">
            <text:p>259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33" calcext:value-type="currency">
            <text:p>333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165:.G275])" office:value-type="float" office:value="188" calcext:value-type="float">
            <text:p/>
          </table:table-cell>
          <table:table-cell/>
          <table:table-cell table:style-name="ce70" table:formula="of:=SUM([.I165:.I275])" office:value-type="currency" office:currency="USD" office:value="6956" calcext:value-type="currency">
            <text:p/>
          </table:table-cell>
          <table:table-cell table:formula="of:=[.I276]" office:value-type="currency" office:currency="USD" office:value="6956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ntory material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214.9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250.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250.7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214.9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79.1" calcext:value-type="currency">
            <text:p>179.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277:.G310])" office:value-type="float" office:value="91" calcext:value-type="float">
            <text:p/>
          </table:table-cell>
          <table:table-cell/>
          <table:table-cell table:style-name="ce70" table:formula="of:=SUM([.I277:.I310])" office:value-type="currency" office:currency="USD" office:value="3259.62" calcext:value-type="currency">
            <text:p/>
          </table:table-cell>
          <table:table-cell table:formula="of:=[.I311]" office:value-type="currency" office:currency="USD" office:value="3259.62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47.66" calcext:value-type="currency">
            <text:p>47.6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66.81" calcext:value-type="currency">
            <text:p>166.81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312:.G314])" office:value-type="float" office:value="9" calcext:value-type="float">
            <text:p/>
          </table:table-cell>
          <table:table-cell/>
          <table:table-cell table:style-name="ce70" table:formula="of:=SUM([.I312:.I314])" office:value-type="currency" office:currency="USD" office:value="214.47" calcext:value-type="currency">
            <text:p/>
          </table:table-cell>
          <table:table-cell table:formula="of:=[.I315]" office:value-type="currency" office:currency="USD" office:value="214.47" calcext:value-type="currency">
            <text:p/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62" office:value-type="string" calcext:value-type="string">
            <text:p>Total Amount Due</text:p>
          </table:table-cell>
          <table:table-cell/>
          <table:table-cell table:formula="of:=SUM([.J6:.J315])" office:value-type="currency" office:currency="USD" office:value="19928.11" calcext:value-type="currency">
            <text:p/>
          </table:table-cell>
          <table:table-cell table:number-columns-repeated="1014"/>
        </table:table-row>
        <table:table-row table:style-name="ro2" table:number-rows-repeated="10482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Labor by Staff - Totaled" table:style-name="ta3" table:print-ranges="'2. Labor by Staff - Totaled'.A1:'2. Labor by Staff - Totaled'.I6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5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5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6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7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8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82" office:value-type="string" calcext:value-type="string">
            <text:p>3B</text:p>
          </table:table-cell>
          <table:table-cell table:style-name="ce82" office:value-type="string" calcext:value-type="string">
            <text:p>TM</text:p>
          </table:table-cell>
          <table:table-cell table:style-name="ce8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Novato Task Force - database update, set up meeting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review time sheets, reporting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outline of schools joining program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outline for task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general communications with team leaders,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taff oversight - Michael - database, team leader request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Novato Task Force - database update, set up meeting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review time sheets, reporting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general communications with team leaders,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permission to distribute flyers from principal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46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onversations with two Reed rep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48</text:p>
          </table:table-cell>
          <table:table-cell table:style-name="ce99" office:value-type="float" office:value="0" calcext:value-type="float">
            <text:p>0</text:p>
          </table:table-cell>
          <table:table-cell table:style-name="ce30" office:value-type="string" calcext:value-type="string">
            <text:p>Conversation with Brookside rep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6</text:p>
          </table:table-cell>
          <table:table-cell table:style-name="ce99" office:value-type="float" office:value="0" calcext:value-type="float">
            <text:p>0</text:p>
          </table:table-cell>
          <table:table-cell table:style-name="ce30" office:value-type="string" calcext:value-type="string">
            <text:p>Conversation with Bahia Rep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outline of program for 2005-6 year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5" calcext:value-type="float">
            <text:p>5</text:p>
          </table:table-cell>
          <table:table-cell table:style-name="ce30" office:value-type="string" calcext:value-type="string">
            <text:p>communications</text:p>
          </table:table-cell>
          <table:table-cell table:style-name="ce68" office:value-type="currency" office:currency="USD" office:value="186.35" calcext:value-type="currency">
            <text:p>186.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Iwalk flyer/ distribution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taff oversight/ materials prep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review curriculum material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review school wellness policy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ummary of tasks performed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PA&amp;N collabortive meeting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press release <text:s/>Iwalk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Meeting with TAM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6" calcext:value-type="float">
            <text:p>6</text:p>
          </table:table-cell>
          <table:table-cell table:style-name="ce30" office:value-type="string" calcext:value-type="string">
            <text:p>TAM reporting, answering questions, responding to David's inquirites, preparing August report.</text:p>
          </table:table-cell>
          <table:table-cell table:style-name="ce68" office:value-type="currency" office:currency="USD" office:value="223.62" calcext:value-type="currency">
            <text:p>223.6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Novato Task Force meeting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distribution of Iwalk flyers delivery list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7" calcext:value-type="float">
            <text:p>7</text:p>
          </table:table-cell>
          <table:table-cell table:style-name="ce30" office:value-type="string" calcext:value-type="string">
            <text:p>communications Novato Task Force, Sun Valley, David Parisi, Manor school, Lagunitas misc emails</text:p>
          </table:table-cell>
          <table:table-cell table:style-name="ce68" office:value-type="currency" office:currency="USD" office:value="260.89" calcext:value-type="currency">
            <text:p>260.8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comments on survey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reation of sample newsletter submission for school newsletter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trategies on middle and high school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31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Meeting with Hill assistant principal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1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onversation with volunteer on walkabout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Conversation with new volunteer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work with Jaon on Marin Horizon and new Yikes assembly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converation with outgoing team leader and prep for principal meeting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7" calcext:value-type="float">
            <text:p>7</text:p>
          </table:table-cell>
          <table:table-cell table:style-name="ce30" office:value-type="string" calcext:value-type="string">
            <text:p>misc communications, St. Anselms new team leaders, <text:s/>Reed on W2SD, Hamilton, Ross, Marin Horizon</text:p>
          </table:table-cell>
          <table:table-cell table:style-name="ce68" office:value-type="currency" office:currency="USD" office:value="260.89" calcext:value-type="currency">
            <text:p>260.8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refine letter to principal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all from parent at St. Anselm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Press work for W2SD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5" calcext:value-type="float">
            <text:p>5</text:p>
          </table:table-cell>
          <table:table-cell table:style-name="ce30" office:value-type="string" calcext:value-type="string">
            <text:p>prep for Tam presentation, presentation</text:p>
          </table:table-cell>
          <table:table-cell table:style-name="ce68" office:value-type="currency" office:currency="USD" office:value="186.35" calcext:value-type="currency">
            <text:p>186.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activities chart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2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Talk to potential team leader at While Hill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staff meeting, plan for Wakl to School Day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Meeting with Principal and team leaders at Edna Maguire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pick up flyers from printer and deliver to Reed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I walk promotion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discuss logistics of scheduling staff w/Mel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preparations, promotions and misc work for Iwalk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00" office:value-type="float" office:value="1" calcext:value-type="float">
            <text:p>1</text:p>
          </table:table-cell>
          <table:table-cell table:style-name="ce60" office:value-type="string" calcext:value-type="string">
            <text:p>review best practices draft and made comments.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working with both team leaders to resolve a conflict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Staff direction, resolving rodeo issue, directing admin on tasks, scheduling problems, crisis management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5" calcext:value-type="float">
            <text:p>5</text:p>
          </table:table-cell>
          <table:table-cell table:style-name="ce30" office:value-type="string" calcext:value-type="string">
            <text:p>misc communications, street issues - Fairfax, Brookside, Sun Valley, Dixie, Novato task force</text:p>
          </table:table-cell>
          <table:table-cell table:style-name="ce68" office:value-type="currency" office:currency="USD" office:value="186.35" calcext:value-type="currency">
            <text:p>186.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talk with Walk Boston re best practice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walk to schohol day <text:s/>questions, Reed, Vallicito, promotion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78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Tam High Safety Meeting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5" calcext:value-type="float">
            <text:p>5</text:p>
          </table:table-cell>
          <table:table-cell table:style-name="ce30" office:value-type="string" calcext:value-type="string">
            <text:p>Walk to School day promotino, press, e-message to team leaders</text:p>
          </table:table-cell>
          <table:table-cell table:style-name="ce68" office:value-type="currency" office:currency="USD" office:value="186.35" calcext:value-type="currency">
            <text:p>186.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4" calcext:value-type="float">
            <text:p>4</text:p>
          </table:table-cell>
          <table:table-cell table:style-name="ce30" office:value-type="string" calcext:value-type="string">
            <text:p>Marin Horizon reconnaisance w volunteers</text:p>
          </table:table-cell>
          <table:table-cell table:style-name="ce68" office:value-type="currency" office:currency="USD" office:value="149.08" calcext:value-type="currency">
            <text:p>149.0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talk to parent from Neil Cummin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64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etting up meeting w/ Sun Valley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work program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50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Manor walkabout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distribution of z-bar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7" calcext:value-type="float">
            <text:p>40447</text:p>
          </table:table-cell>
          <table:table-cell table:style-name="ce6" office:value-type="string" calcext:value-type="string">
            <text:p>Kallin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" office:value-type="string" calcext:value-type="string">
            <text:p>6A</text:p>
          </table:table-cell>
          <table:table-cell table:style-name="ce6" office:value-type="string" calcext:value-type="string">
            <text:p>*</text:p>
          </table:table-cell>
          <table:table-cell table:style-name="ce87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Prepare time cards and TAM report</text:p>
          </table:table-cell>
          <table:table-cell table:style-name="ce68" office:value-type="currency" office:currency="USD" office:value="111.81" calcext:value-type="currency">
            <text:p>111.8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101" table:formula="of:=SUM([.G5:.G68])" office:value-type="float" office:value="122" calcext:value-type="float">
            <text:p/>
          </table:table-cell>
          <table:table-cell table:style-name="ce107"/>
          <table:table-cell table:style-name="ce112" table:formula="of:=SUM([.I5:.I68])" office:value-type="currency" office:currency="USD" office:value="4546.94" calcext:value-type="currency">
            <text:p/>
          </table:table-cell>
          <table:table-cell table:style-name="ce68" table:formula="of:=[.I69]" office:value-type="currency" office:currency="USD" office:value="4546.94" calcext:value-type="currency">
            <text:p/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INVENTORY CHANGE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PHONE - <text:s/>Kel Harris, Heidi Adler, etc.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CREATED TL SUPPORT PACKET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INBOX/OUTBOX PLANNING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MEET WITH MELANIE - BIKE ART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DELIVER TL PACKET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DATABASE COPY / NOTES TO DA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PRINT DIRECTIONS FOR TL DELIVERIE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29" office:value-type="string" calcext:value-type="string">
            <text:p>CALLED PRINCIPALS FOR FLYER APPROVE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UPDATING PRESS LIST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07" office:value-type="string" calcext:value-type="string">
            <text:p>MEETING - MELANIE - TABLING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26" calcext:value-type="float">
            <text:p>40426</text:p>
          </table:table-cell>
          <table:table-cell table:style-name="ce6" office:value-type="string" calcext:value-type="string">
            <text:p>Feliciano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V</text:p>
          </table:table-cell>
          <table:table-cell table:style-name="ce87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07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STOP LOOK AND LISTEN - WATCHED MELANIE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108" office:value-type="string" calcext:value-type="string">
            <text:p>STARTED POSTER DESIGN - HPP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108" office:value-type="string" calcext:value-type="string">
            <text:p>VOLUNTEER COORDINA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108" office:value-type="string" calcext:value-type="string">
            <text:p>EVENT PROMOTION - I-WALK -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108" office:value-type="string" calcext:value-type="string">
            <text:p>INSTALLING SOFTWARE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hone - volunteer coordinatio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EMAILS: TL's, Mary Scarlett, William Wayland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TALKING TO PRES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ITCHING STORY - PRES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HONE: Key Feallock, Deborah A., Mary S.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WRITING PARADE BLURB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WROTE AND SENT GROUP EMAIL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HONE: press follow up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FINISH HPP POST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IRCULATE HPP FLYER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3" office:value-type="currency" office:currency="USD" office:value="130.3" calcext:value-type="currency">
            <text:p>130.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STAFF MEETING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ITCHING TO PRESS - HPP STORY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EMAILS to event partners, team lead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HONE CALLS TO PRINCIPA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109" office:value-type="string" calcext:value-type="string">
            <text:p>MAILING MATERIALS TO TL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MEETING WITH MEL - SAFETY ART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EMAILS: planning materials distribu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COORDINATING POSTER / FLYER DISTRIBU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REPARED GROUP EMAIL DOCS- TL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TIMECARD COMPLE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DELIVERING KEYCHAINS / POST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TALKING WITH EVENT PARTN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HONE CALLS: volunteer coordina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pickup dropoff r/t I-walk items - school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rehearsed / developed script for yikes assy.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Training/Helping on Bike Rodeo- Brookside</text:p>
          </table:table-cell>
          <table:table-cell table:style-name="ce113" office:value-type="currency" office:currency="USD" office:value="104.24" calcext:value-type="currency">
            <text:p>104.2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eturning rental van -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piciking up safety art material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filling in timesheet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rep safety art materia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opy of parade flyer - knikos (hand feed and cut)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ompiling / assessing TL reports from schoo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recruiting help for bike decorating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string" calcext:value-type="string">
            <text:p>safety art - wade thomas school - 5 classes</text:p>
          </table:table-cell>
          <table:table-cell table:style-name="ce113" office:value-type="currency" office:currency="USD" office:value="182.42" calcext:value-type="currency">
            <text:p>182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volunteer coordination - problem solving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filling out timesheet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meeting with staff - logistics, safety art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safety art - Neil Cummins School - 6 classes</text:p>
          </table:table-cell>
          <table:table-cell table:style-name="ce113" office:value-type="currency" office:currency="USD" office:value="208.48" calcext:value-type="currency">
            <text:p>208.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follow-up phone calls to team-lead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coordinating vounteers to flyer for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 table:formula="of:=SUM([.G70:.G144])" office:value-type="float" office:value="146" calcext:value-type="float">
            <text:p/>
          </table:table-cell>
          <table:table-cell table:style-name="ce29"/>
          <table:table-cell table:style-name="ce114" table:formula="of:=SUM([.I70:.I144])" office:value-type="currency" office:currency="USD" office:value="3804.76" calcext:value-type="currency">
            <text:p/>
          </table:table-cell>
          <table:table-cell table:style-name="ce113" table:formula="of:=[.I145]" office:value-type="currency" office:currency="USD" office:value="3804.76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TAM staff timesheet coordination and invoice development</text:p>
          </table:table-cell>
          <table:table-cell table:style-name="ce113" office:value-type="currency" office:currency="USD" office:value="217.1" calcext:value-type="currency">
            <text:p>217.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TAM staff timesheet coordination and invoice development</text:p>
          </table:table-cell>
          <table:table-cell table:style-name="ce113" office:value-type="currency" office:currency="USD" office:value="130.26" calcext:value-type="currency">
            <text:p>130.2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3" office:value-type="currency" office:currency="USD" office:value="86.84" calcext:value-type="currency">
            <text:p>86.8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TAM invoice template revisions, edited/completed/printed/compiled TAM August invoice</text:p>
          </table:table-cell>
          <table:table-cell table:style-name="ce113" office:value-type="currency" office:currency="USD" office:value="173.68" calcext:value-type="currency">
            <text:p>173.6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Sept and Oct staff tasks and project progress oversight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103" office:value-type="float" office:value="3" calcext:value-type="float">
            <text:p>3</text:p>
          </table:table-cell>
          <table:table-cell table:style-name="ce29" office:value-type="string" calcext:value-type="string">
            <text:p>9/8 TAM meeting notes review, timesheets and signatures coordination for Parisi Assoc invoice</text:p>
          </table:table-cell>
          <table:table-cell table:style-name="ce113" office:value-type="currency" office:currency="USD" office:value="130.26" calcext:value-type="currency">
            <text:p>130.2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program projects status and staff tasks coordination oversight, highschool programs review and coordination</text:p>
          </table:table-cell>
          <table:table-cell table:style-name="ce113" office:value-type="currency" office:currency="USD" office:value="86.84" calcext:value-type="currency">
            <text:p>86.8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reviewed Best Practices report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Human Powered parade volunteer recruitment and site logistics oversight</text:p>
          </table:table-cell>
          <table:table-cell table:style-name="ce113" office:value-type="currency" office:currency="USD" office:value="86.84" calcext:value-type="currency">
            <text:p>86.8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 table:formula="of:=SUM([.G146:.G156])" office:value-type="float" office:value="24" calcext:value-type="float">
            <text:p/>
          </table:table-cell>
          <table:table-cell table:style-name="ce29"/>
          <table:table-cell table:style-name="ce114" table:formula="of:=SUM([.I146:.I156])" office:value-type="currency" office:currency="USD" office:value="1042.08" calcext:value-type="currency">
            <text:p/>
          </table:table-cell>
          <table:table-cell table:style-name="ce113" table:formula="of:=[.I157]" office:value-type="currency" office:currency="USD" office:value="1042.08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staff technical support; refined timesheet template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" calcext:value-type="float">
            <text:p>0</text:p>
          </table:table-cell>
          <table:table-cell table:style-name="ce29" office:value-type="string" calcext:value-type="string">
            <text:p>coordinated insurance for Human Powered parade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website update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volunteer recruitment for Human Powered parade poster distributio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website updates, submitted Kaiser staff insurance forms, revised timesheet template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 table:formula="of:=SUM([.G158:.G163])" office:value-type="float" office:value="4" calcext:value-type="float">
            <text:p/>
          </table:table-cell>
          <table:table-cell table:style-name="ce29"/>
          <table:table-cell table:style-name="ce114" table:formula="of:=SUM([.I158:.I163])" office:value-type="currency" office:currency="USD" office:value="104.24" calcext:value-type="currency">
            <text:p/>
          </table:table-cell>
          <table:table-cell table:style-name="ce113" table:formula="of:=[.I164]" office:value-type="currency" office:currency="USD" office:value="104.24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" calcext:value-type="float">
            <text:p>0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4" calcext:value-type="float">
            <text:p>4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3" office:value-type="currency" office:currency="USD" office:value="148" calcext:value-type="currency">
            <text:p>1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extra staff, getting schedule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overviewing curriculum from last year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3" calcext:value-type="float">
            <text:p>3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coordinating visitors and volunteers for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ELEMENTARY SAFETY CLASSE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103" office:value-type="float" office:value="0" calcext:value-type="float">
            <text:p>0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extra staff for rodeo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8</text:p>
          </table:table-cell>
          <table:table-cell table:style-name="ce103" office:value-type="float" office:value="0" calcext:value-type="float">
            <text:p>0</text:p>
          </table:table-cell>
          <table:table-cell table:style-name="ce29" office:value-type="string" calcext:value-type="string">
            <text:p>special pedestrian day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meeting with afterschool program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4" calcext:value-type="float">
            <text:p>4</text:p>
          </table:table-cell>
          <table:table-cell table:style-name="ce29" office:value-type="string" calcext:value-type="string">
            <text:p>ecovelocity clubs</text:p>
          </table:table-cell>
          <table:table-cell table:style-name="ce113" office:value-type="currency" office:currency="USD" office:value="148" calcext:value-type="currency">
            <text:p>1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met with Heid about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tabling info to michael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follow up phone calls to schedule classe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curriciulum for MCC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town council meeting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human powered parade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3" calcext:value-type="float">
            <text:p>3</text:p>
          </table:table-cell>
          <table:table-cell table:style-name="ce29" office:value-type="string" calcext:value-type="string">
            <text:p>miller creek meeting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meetings with police and landlord for parade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9" office:value-type="string" calcext:value-type="string">
            <text:p>51</text:p>
          </table:table-cell>
          <table:table-cell table:style-name="ce103" office:value-type="float" office:value="4" calcext:value-type="float">
            <text:p>4</text:p>
          </table:table-cell>
          <table:table-cell table:style-name="ce29" office:value-type="string" calcext:value-type="string">
            <text:p>teaching and training 2nd grade class (70 students)</text:p>
          </table:table-cell>
          <table:table-cell table:style-name="ce113" office:value-type="currency" office:currency="USD" office:value="148" calcext:value-type="currency">
            <text:p>1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getting staff, materials ready for W2SD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" calcext:value-type="float">
            <text:p>0</text:p>
          </table:table-cell>
          <table:table-cell table:style-name="ce29" office:value-type="string" calcext:value-type="string">
            <text:p>promo to street performers at special event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5" calcext:value-type="float">
            <text:p>5</text:p>
          </table:table-cell>
          <table:table-cell table:style-name="ce29" office:value-type="string" calcext:value-type="string">
            <text:p>prepare presentation for next generation conference</text:p>
          </table:table-cell>
          <table:table-cell table:style-name="ce113" office:value-type="currency" office:currency="USD" office:value="185" calcext:value-type="currency">
            <text:p>18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teaching and training helmet safety (28 students)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90" office:value-type="string" calcext:value-type="string">
            <text:p>21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teaching and training helmet safety (30 students)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responding to assembly and class request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following up with TL requesting safety ar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3" office:value-type="float" office:value="3" calcext:value-type="float">
            <text:p>3</text:p>
          </table:table-cell>
          <table:table-cell table:style-name="ce29" office:value-type="string" calcext:value-type="string">
            <text:p>safety art and yikes assembly information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Marin Horizon walk day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33" calcext:value-type="float">
            <text:p>40433</text:p>
          </table:table-cell>
          <table:table-cell table:style-name="ce6" office:value-type="string" calcext:value-type="string">
            <text:p>Grubman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CD</text:p>
          </table:table-cell>
          <table:table-cell table:style-name="ce91" office:value-type="string" calcext:value-type="string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bike safety assembly brainstorm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meeting about SR2S gear campaign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SC</text:p>
          </table:table-cell>
          <table:table-cell table:style-name="ce86" office:value-type="string" calcext:value-type="string">
            <text:p>48</text:p>
          </table:table-cell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email to Ross school about special classes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SC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scheduled 4th grade classes /art with school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heck in meeting with Wendi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pecial donor letters for parade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emntertainment inquiri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76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met with teachers at Drake High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provided paperwork/scheduling to extra teacher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downloaded pictures from local education event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Description of parade on multiple listserv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green transportation campaign research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participation in next generation's event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time sheet tasks for two day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checked emails, returned calls</text:p>
          </table:table-cell>
          <table:table-cell table:style-name="ce68" office:value-type="currency" office:currency="USD" office:value="111" calcext:value-type="currency">
            <text:p>11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stop look and liten plus transportation (20 students)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walk around the block (30 students)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jeopardy and training <text:s/>(30 students)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safety art equipment gatheiring /meeting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returning phone calls, answering emails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scheudling special guests for parade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delivery of letters to residents on parade route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" calcext:value-type="float">
            <text:p>0</text:p>
          </table:table-cell>
          <table:table-cell table:style-name="ce30" office:value-type="string" calcext:value-type="string">
            <text:p>composition of letter to residents on parade route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working out tax forms/ payment issues with trick rider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scripting out Yikes 2 assembly with staff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training staff on safety art/ school logistic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60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talking to administration about assembly payment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STAFF MEETING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9" office:value-type="float" office:value="3" calcext:value-type="float">
            <text:p>3</text:p>
          </table:table-cell>
          <table:table-cell table:style-name="ce30" office:value-type="string" calcext:value-type="string">
            <text:p>training and teaching jeopardy with Kristin (50 students)</text:p>
          </table:table-cell>
          <table:table-cell table:style-name="ce68" office:value-type="currency" office:currency="USD" office:value="111" calcext:value-type="currency">
            <text:p>11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arranging entertainment sound tech volunteer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main entertainment for parade/ contract</text:p>
          </table:table-cell>
          <table:table-cell table:style-name="ce68" office:value-type="currency" office:currency="USD" office:value="111" calcext:value-type="currency">
            <text:p>11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assembli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lass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dixie special event logistic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walk <text:s/>to school day events, support to team leader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logisitc scheduling with BMX rider for yikes and rodeo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30" office:value-type="string" calcext:value-type="string">
            <text:p>outreach to local businesses/ promotion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0" calcext:value-type="float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AD</text:p>
          </table:table-cell>
          <table:table-cell table:style-name="ce87" office:value-type="string" calcext:value-type="string">
            <text:p>*</text:p>
          </table:table-cell>
          <table:table-cell table:style-name="ce99" office:value-type="float" office:value="0" calcext:value-type="float">
            <text:p>0</text:p>
          </table:table-cell>
          <table:table-cell table:style-name="ce30" office:value-type="string" calcext:value-type="string">
            <text:p>responded to volunteer emails from students</text:p>
          </table:table-cell>
          <table:table-cell table:style-name="ce68" office:value-type="currency" office:currency="USD" office:value="0" calcext:value-type="currency">
            <text:p>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0" calcext:value-type="float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SC</text:p>
          </table:table-cell>
          <table:table-cell table:style-name="ce87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contacting staff about rodeo dat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time sheets, calender <text:s/>for report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4" calcext:value-type="float">
            <text:p>4</text:p>
          </table:table-cell>
          <table:table-cell table:style-name="ce60" office:value-type="string" calcext:value-type="string">
            <text:p>walk around the block (60 students)</text:p>
          </table:table-cell>
          <table:table-cell table:style-name="ce68" office:value-type="currency" office:currency="USD" office:value="148" calcext:value-type="currency">
            <text:p>14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next generaton conversation about event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responded to volunteer requests ,email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met with teachers to overview schedule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promotion/ meeting with town hall for even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61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follow up about assembly detail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FT</text:p>
          </table:table-cell>
          <table:table-cell table:style-name="ce92" office:value-type="string" calcext:value-type="string">
            <text:p>49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ent out rodoe and walking permission slip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brainstorm and write yikes 2 scrip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92" office:value-type="string" calcext:value-type="string">
            <text:p>14</text:p>
          </table:table-cell>
          <table:table-cell table:style-name="ce21" office:value-type="float" office:value="4" calcext:value-type="float">
            <text:p>4</text:p>
          </table:table-cell>
          <table:table-cell table:style-name="ce108" office:value-type="string" calcext:value-type="string">
            <text:p>helmet saftey <text:s/>60 students</text:p>
          </table:table-cell>
          <table:table-cell table:style-name="ce113" office:value-type="currency" office:currency="USD" office:value="148" calcext:value-type="currency">
            <text:p>1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returning calls to Team leaders about safety art, promotion strategies, and assemblie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F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schedules and reminder calls to rodeo staff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trained Michael on safety art, logistics, looked over material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afety art class talking points, etc.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2" office:value-type="string" calcext:value-type="string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cheduled all classes and assembly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created write ups and graphics for websit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22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met with team leader to plan club strategy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2" office:value-type="string" calcext:value-type="string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108" office:value-type="string" calcext:value-type="string">
            <text:p>yikes assembly</text:p>
          </table:table-cell>
          <table:table-cell table:style-name="ce113" office:value-type="currency" office:currency="USD" office:value="0" calcext:value-type="currency">
            <text:p>0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D</text:p>
          </table:table-cell>
          <table:table-cell table:style-name="ce92" office:value-type="string" calcext:value-type="string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overviewed last years club by looking at youth feed back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timesheets / mine and teaching staff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2" office:value-type="string" calcext:value-type="string">
            <text:p>49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cheduled two yikes assemblies, safety ar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2" office:value-type="string" calcext:value-type="string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scheduling all classes <text:s/>with school and extra teacher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planning safety art with team leader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editing walk to school day flyer/adding info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92" office:value-type="string" calcext:value-type="string">
            <text:p>49</text:p>
          </table:table-cell>
          <table:table-cell table:style-name="ce21" office:value-type="float" office:value="12" calcext:value-type="float">
            <text:p>12</text:p>
          </table:table-cell>
          <table:table-cell table:style-name="ce108" office:value-type="string" calcext:value-type="string">
            <text:p>rodeo <text:s text:c="2"/>(350 students)</text:p>
          </table:table-cell>
          <table:table-cell table:style-name="ce113" office:value-type="currency" office:currency="USD" office:value="444" calcext:value-type="currency">
            <text:p>44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92" office:value-type="string" calcext:value-type="string">
            <text:p>50</text:p>
          </table:table-cell>
          <table:table-cell table:style-name="ce21" office:value-type="float" office:value="7" calcext:value-type="float">
            <text:p>7</text:p>
          </table:table-cell>
          <table:table-cell table:style-name="ce108" office:value-type="string" calcext:value-type="string">
            <text:p>yikes assemblies <text:s/>( see jason's sheet)</text:p>
          </table:table-cell>
          <table:table-cell table:style-name="ce113" office:value-type="currency" office:currency="USD" office:value="259" calcext:value-type="currency">
            <text:p>259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92" office:value-type="string" calcext:value-type="string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108" office:value-type="string" calcext:value-type="string">
            <text:p>safety art training and preparation and clean up (675 students)</text:p>
          </table:table-cell>
          <table:table-cell table:style-name="ce113" office:value-type="currency" office:currency="USD" office:value="333" calcext:value-type="currency">
            <text:p>33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93" office:value-type="string" calcext:value-type="string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prep for safety art, brainstorming ideas with team leader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3" office:value-type="string" calcext:value-type="string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cheduling staff for safety ar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following up on class logistic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introduction conversation with team leader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postering for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afety ar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upport team leader during the dixie bike day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meeting with police about parade rout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104" table:formula="of:=SUM([.G165:.G275])" office:value-type="float" office:value="188" calcext:value-type="float">
            <text:p/>
          </table:table-cell>
          <table:table-cell table:style-name="ce108"/>
          <table:table-cell table:style-name="ce114" table:formula="of:=SUM([.I165:.I275])" office:value-type="currency" office:currency="USD" office:value="6956" calcext:value-type="currency">
            <text:p/>
          </table:table-cell>
          <table:table-cell table:style-name="ce113" table:formula="of:=[.I276]" office:value-type="currency" office:currency="USD" office:value="6956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10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Inventory materials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fill out timeshee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Schedule staff for classe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Respond to info requestes.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acquire supplies for Safety Art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fill out timesheets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Curric Mtg.,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4" calcext:value-type="float">
            <text:p>4</text:p>
          </table:table-cell>
          <table:table-cell table:style-name="ce108" office:value-type="string" calcext:value-type="string">
            <text:p>Research Materials reproduction- teaching videos, Create new Yikes Assembly</text:p>
          </table:table-cell>
          <table:table-cell table:style-name="ce113" office:value-type="currency" office:currency="USD" office:value="143.28" calcext:value-type="currency">
            <text:p>143.2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Obtain, repair, and move tv cart hour down to MCBC, obtain free TV set for media library use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Edna Maguire- Helmet Safety - 25 students -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6" calcext:value-type="float">
            <text:p>6</text:p>
          </table:table-cell>
          <table:table-cell table:style-name="ce108" office:value-type="string" calcext:value-type="string">
            <text:p>Neil Cummings-, Stop Look and Listen- 124 students</text:p>
          </table:table-cell>
          <table:table-cell table:style-name="ce113" office:value-type="currency" office:currency="USD" office:value="214.92" calcext:value-type="currency">
            <text:p>214.9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Brookside- Helmet Safety - 20 studen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Meet with Mel, plan Marin Horizons Ped Day, Observe site during morning drop off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fill out timesheets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School Calender prep/scheduling, respond to info requests, Staff Meeting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Prepare Bike rodeo materials for use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Schedule and plan Hill MS Program, Review teaching calender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Research Rodeo Trailer registration, go to DMV and get forms, Deliver forms to City of San Rafael.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Edna Maguire-Jepoardy,-40 students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Edna Maguire-Walk around the Block-20 students-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style-name="ce108" office:value-type="string" calcext:value-type="string">
            <text:p>Neil Cumming-, Walk around the block - 120 students</text:p>
          </table:table-cell>
          <table:table-cell table:style-name="ce113" office:value-type="currency" office:currency="USD" office:value="250.74" calcext:value-type="currency">
            <text:p>250.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Brokside Upper- Jepoardy- 20 students-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Marin Horizons- Marin Horizons Ped Day, Observe site with Frances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21" office:value-type="float" office:value="7" calcext:value-type="float">
            <text:p>7</text:p>
          </table:table-cell>
          <table:table-cell table:style-name="ce108" office:value-type="string" calcext:value-type="string">
            <text:p>Marin Horizons- K-8 Walk around the block- 200 students</text:p>
          </table:table-cell>
          <table:table-cell table:style-name="ce113" office:value-type="currency" office:currency="USD" office:value="250.74" calcext:value-type="currency">
            <text:p>250.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fill out timeshee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6" calcext:value-type="float">
            <text:p>6</text:p>
          </table:table-cell>
          <table:table-cell table:style-name="ce108" office:value-type="string" calcext:value-type="string">
            <text:p>Create Yikes 2 assembly, review and make improvements with staff, revise</text:p>
          </table:table-cell>
          <table:table-cell table:style-name="ce113" office:value-type="currency" office:currency="USD" office:value="214.92" calcext:value-type="currency">
            <text:p>214.9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5" calcext:value-type="float">
            <text:p>5</text:p>
          </table:table-cell>
          <table:table-cell table:style-name="ce108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113" office:value-type="currency" office:currency="USD" office:value="179.1" calcext:value-type="currency">
            <text:p>179.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30</text:p>
          </table:table-cell>
          <table:table-cell table:style-name="ce21" office:value-type="float" office:value="4" calcext:value-type="float">
            <text:p>4</text:p>
          </table:table-cell>
          <table:table-cell table:style-name="ce108" office:value-type="string" calcext:value-type="string">
            <text:p>Hamilton ES - Yikes 1 Assembly - 525 students</text:p>
          </table:table-cell>
          <table:table-cell table:style-name="ce113" office:value-type="currency" office:currency="USD" office:value="143.28" calcext:value-type="currency">
            <text:p>143.2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Manor School - Yikes 1 assembly - 330 students</text:p>
          </table:table-cell>
          <table:table-cell table:style-name="ce113" office:value-type="currency" office:currency="USD" office:value="71.64" calcext:value-type="currency">
            <text:p>71.6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1" calcext:value-type="float">
            <text:p>1</text:p>
          </table:table-cell>
          <table:table-cell table:style-name="ce108" office:value-type="string" calcext:value-type="string">
            <text:p>Brookside Upper- Create rodeo alternate plan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4" calcext:value-type="float">
            <text:p>4</text:p>
          </table:table-cell>
          <table:table-cell table:style-name="ce108" office:value-type="string" calcext:value-type="string">
            <text:p>Neil Cummings- Safety Art</text:p>
          </table:table-cell>
          <table:table-cell table:style-name="ce113" office:value-type="currency" office:currency="USD" office:value="143.28" calcext:value-type="currency">
            <text:p>143.2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85" office:value-type="string" calcext:value-type="string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108" office:value-type="string" calcext:value-type="string">
            <text:p>Glenwood- Yikes 1 assembly- <text:s/>360 Students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FT</text:p>
          </table:table-cell>
          <table:table-cell table:style-name="ce85" office:value-type="string" calcext:value-type="string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08" office:value-type="string" calcext:value-type="string">
            <text:p>Dixies School Rodeo day - 360 students</text:p>
          </table:table-cell>
          <table:table-cell table:style-name="ce113" office:value-type="currency" office:currency="USD" office:value="143.28" calcext:value-type="currency">
            <text:p>143.2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4" table:formula="of:=SUM([.G277:.G310])" office:value-type="float" office:value="91" calcext:value-type="float">
            <text:p/>
          </table:table-cell>
          <table:table-cell table:style-name="ce108"/>
          <table:table-cell table:style-name="ce114" table:formula="of:=SUM([.I277:.I310])" office:value-type="currency" office:currency="USD" office:value="3259.62" calcext:value-type="currency">
            <text:p/>
          </table:table-cell>
          <table:table-cell table:style-name="ce113" table:formula="of:=[.I311]" office:value-type="currency" office:currency="USD" office:value="3259.62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reeze</text:p>
          </table:table-cell>
          <table:table-cell table:style-name="ce79" office:value-type="currency" office:currency="USD" office:value="23.83" calcext:value-type="currency">
            <text:p>23.83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2" calcext:value-type="float">
            <text:p>2</text:p>
          </table:table-cell>
          <table:table-cell table:style-name="ce108" office:value-type="string" calcext:value-type="string">
            <text:p>Rodeo, Brookside</text:p>
          </table:table-cell>
          <table:table-cell table:style-name="ce113" office:value-type="currency" office:currency="USD" office:value="47.66" calcext:value-type="currency">
            <text:p>47.6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reeze</text:p>
          </table:table-cell>
          <table:table-cell table:style-name="ce79" office:value-type="currency" office:currency="USD" office:value="23.83" calcext:value-type="currency">
            <text:p>23.83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FT</text:p>
          </table:table-cell>
          <table:table-cell table:style-name="ce85" office:value-type="string" calcext:value-type="string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108" office:value-type="string" calcext:value-type="string">
            <text:p>Rodeo, Dixie</text:p>
          </table:table-cell>
          <table:table-cell table:style-name="ce113" office:value-type="currency" office:currency="USD" office:value="166.81" calcext:value-type="currency">
            <text:p>166.8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4" table:formula="of:=SUM([.G312:.G314])" office:value-type="float" office:value="9" calcext:value-type="float">
            <text:p/>
          </table:table-cell>
          <table:table-cell table:style-name="ce108"/>
          <table:table-cell table:style-name="ce114" table:formula="of:=SUM([.I312:.I314])" office:value-type="currency" office:currency="USD" office:value="214.47" calcext:value-type="currency">
            <text:p/>
          </table:table-cell>
          <table:table-cell table:style-name="ce113" table:formula="of:=[.I315]" office:value-type="currency" office:currency="USD" office:value="214.47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10" office:value-type="string" calcext:value-type="string">
            <text:p>Total Amount Due</text:p>
          </table:table-cell>
          <table:table-cell table:style-name="ce113"/>
          <table:table-cell table:style-name="ce113" table:formula="of:=SUM([.J6:.J315])" office:value-type="currency" office:currency="USD" office:value="19928.11" calcext:value-type="currency">
            <text:p/>
          </table:table-cell>
          <table:table-cell table:style-name="ce32" table:number-columns-repeated="1014"/>
        </table:table-row>
        <table:table-row table:style-name="ro2" table:number-rows-repeated="4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8"/>
          <table:table-cell table:style-name="ce113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08"/>
          <table:table-cell table:style-name="ce113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5">
          <table:table-cell table:style-name="ce39" table:number-columns-repeated="2"/>
          <table:table-cell table:style-name="ce79"/>
          <table:table-cell table:style-name="ce14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0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2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107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4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73" table:number-columns-repeated="2"/>
          <table:table-cell table:style-name="ce81"/>
          <table:table-cell table:style-name="ce84" table:number-columns-repeated="2"/>
          <table:table-cell table:style-name="ce94"/>
          <table:table-cell table:style-name="ce106"/>
          <table:table-cell table:style-name="ce111"/>
          <table:table-cell/>
          <table:table-cell table:style-name="ce115"/>
          <table:table-cell table:style-name="ce116" table:number-columns-repeated="1014"/>
        </table:table-row>
        <table:table-row table:style-name="ro2" table:number-rows-repeated="10482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 Labor by Task - Untotaled" table:style-name="ta4" table:print-ranges="'3. Labor by Task - Untotaled'.A1048575:'3. Labor by Task - Untotaled'.J104857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5"/>
        <table:table-column table:style-name="co9" table:default-cell-style-name="ce13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row table:style-name="ro1">
          <table:table-cell table:style-name="ce34" table:number-columns-repeated="2"/>
          <table:table-cell table:style-name="ce74"/>
          <table:table-cell table:style-name="ce1" table:number-columns-repeated="2"/>
          <table:table-cell table:style-name="ce8"/>
          <table:table-cell table:style-name="ce95"/>
          <table:table-cell table:style-name="ce123"/>
          <table:table-cell table:style-name="ce63" table:number-columns-repeated="2"/>
          <table:table-cell table:style-name="ce71" table:number-columns-repeated="1014"/>
        </table:table-row>
        <table:table-row table:style-name="ro1">
          <table:table-cell table:style-name="ce35" table:number-columns-repeated="2"/>
          <table:table-cell table:style-name="ce75"/>
          <table:table-cell table:style-name="ce2" table:number-columns-repeated="2"/>
          <table:table-cell table:style-name="ce9"/>
          <table:table-cell table:style-name="ce96"/>
          <table:table-cell table:style-name="ce124"/>
          <table:table-cell table:style-name="ce64" table:number-columns-repeated="2"/>
          <table:table-cell table:style-name="ce71" table:number-columns-repeated="1014"/>
        </table:table-row>
        <table:table-row table:style-name="ro2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5" office:value-type="string" calcext:value-type="string">
            <text:p>Rate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97" office:value-type="string" calcext:value-type="string">
            <text:p>Hours</text:p>
          </table:table-cell>
          <table:table-cell table:style-name="ce3" office:value-type="string" calcext:value-type="string">
            <text:p>Description</text:p>
          </table:table-cell>
          <table:table-cell table:number-columns-repeated="2" table:style-name="ce65" office:value-type="string" calcext:value-type="string">
            <text:p>Cost</text:p>
          </table:table-cell>
          <table:table-cell table:style-name="ce71" table:number-columns-repeated="1014"/>
        </table:table-row>
        <table:table-row table:style-name="ro1">
          <table:table-cell table:style-name="ce37" table:number-columns-repeated="2"/>
          <table:table-cell table:style-name="ce76"/>
          <table:table-cell table:style-name="ce4" table:number-columns-repeated="2"/>
          <table:table-cell table:style-name="ce11"/>
          <table:table-cell table:style-name="ce98"/>
          <table:table-cell table:style-name="ce125"/>
          <table:table-cell table:style-name="ce66" table:number-columns-repeated="2"/>
          <table:table-cell table:style-name="ce71" table:number-columns-repeated="1014"/>
        </table:table-row>
        <table:table-row table:style-name="ro1">
          <table:table-cell table:style-name="ce38" table:number-columns-repeated="2"/>
          <table:table-cell table:style-name="ce77"/>
          <table:table-cell table:style-name="ce48" table:number-columns-repeated="2"/>
          <table:table-cell table:style-name="ce49"/>
          <table:table-cell table:style-name="ce23"/>
          <table:table-cell table:style-name="ce126"/>
          <table:table-cell table:style-name="ce67" table:number-columns-repeated="2"/>
          <table:table-cell table:style-name="ce71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Meeting with TAM</text:p>
          </table:table-cell>
          <table:table-cell table:number-columns-repeated="2" table:style-name="ce68" office:value-type="currency" office:currency="USD" office:value="74.54" calcext:value-type="currency">
            <text:p>74.54</text:p>
          </table:table-cell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4.75" calcext:value-type="float">
            <text:p>4.75</text:p>
          </table:table-cell>
          <table:table-cell table:style-name="ce127" office:value-type="string" calcext:value-type="string">
            <text:p>prep for Tam presentation, presentation</text:p>
          </table:table-cell>
          <table:table-cell table:number-columns-repeated="2" table:style-name="ce68" office:value-type="currency" office:currency="USD" office:value="177.0325" calcext:value-type="currency">
            <text:p>177.0325</text:p>
          </table:table-cell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127" office:value-type="string" calcext:value-type="string">
            <text:p>comments on survey</text:p>
          </table:table-cell>
          <table:table-cell table:style-name="ce68" office:value-type="currency" office:currency="USD" office:value="27.9525" calcext:value-type="currency">
            <text:p>27.95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talk with Walk Boston re best practices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 office:value-type="currency" office:currency="USD" office:value="46.5875" calcext:value-type="currency">
            <text:p>46.5875</text:p>
          </table:table-cell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review best practices draft and made comments.</text:p>
          </table:table-cell>
          <table:table-cell table:number-columns-repeated="2" table:style-name="ce68" office:value-type="currency" office:currency="USD" office:value="37.27" calcext:value-type="currency">
            <text:p>37.27</text:p>
          </table:table-cell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2E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2" table:style-name="ce113" office:value-type="currency" office:currency="USD" office:value="18.635" calcext:value-type="currency">
            <text:p>18.635</text:p>
          </table:table-cell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general communications with team leaders,</text:p>
          </table:table-cell>
          <table:table-cell table:style-name="ce113" office:value-type="currency" office:currency="USD" office:value="74.54" calcext:value-type="currency">
            <text:p>74.5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60" office:value-type="string" calcext:value-type="string">
            <text:p>staff oversight - Michael - database, team leader requests</text:p>
          </table:table-cell>
          <table:table-cell table:style-name="ce68" office:value-type="currency" office:currency="USD" office:value="27.9525" calcext:value-type="currency">
            <text:p>27.95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3" office:value-type="currency" office:currency="USD" office:value="148" calcext:value-type="currency">
            <text:p>14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75" calcext:value-type="float">
            <text:p>1.75</text:p>
          </table:table-cell>
          <table:table-cell table:style-name="ce127" office:value-type="string" calcext:value-type="string">
            <text:p>general communications with team leaders,</text:p>
          </table:table-cell>
          <table:table-cell table:style-name="ce68" office:value-type="currency" office:currency="USD" office:value="65.2225" calcext:value-type="currency">
            <text:p>65.22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staff oversight/ materials prep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PHONE - <text:s/>Kel Harris, Heidi Adler, etc.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INSTALLING SOFTWARE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0.75</text:p>
          </table:table-cell>
          <table:table-cell table:style-name="ce29" office:value-type="string" calcext:value-type="string">
            <text:p>staff technical support; refined timesheet template</text:p>
          </table:table-cell>
          <table:table-cell table:style-name="ce113" office:value-type="currency" office:currency="USD" office:value="19.545" calcext:value-type="currency">
            <text:p>19.54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8" office:value-type="string" calcext:value-type="string">
            <text:p>tabling info to michael</text:p>
          </table:table-cell>
          <table:table-cell table:style-name="ce113" office:value-type="currency" office:currency="USD" office:value="46.25" calcext:value-type="currency">
            <text:p>46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Respond to info requestes.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EMAILS: TL's, Mary Scarlett, William Wayland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0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PHONE: Key Feallock, Deborah A., Mary S.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0.75</text:p>
          </table:table-cell>
          <table:table-cell table:style-name="ce29" office:value-type="string" calcext:value-type="string">
            <text:p>check in meeting with Wendi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provided paperwork/scheduling to extra teacher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checked emails, returned call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returning phone calls, answering email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working out tax forms/ payment issues with trick rider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.5" calcext:value-type="float">
            <text:p>1.5</text:p>
          </table:table-cell>
          <table:table-cell table:style-name="ce29" office:value-type="string" calcext:value-type="string">
            <text:p>staff meeting, plan for Wakl to School Day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EMAILS: planning materials distribu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PHONE CALLS: volunteer coordination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website updates</text:p>
          </table:table-cell>
          <table:table-cell table:style-name="ce113" office:value-type="currency" office:currency="USD" office:value="13.03" calcext:value-type="currency">
            <text:p>13.0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</text:p>
          </table:table-cell>
          <table:table-cell table:style-name="ce128" office:value-type="string" calcext:value-type="string">
            <text:p>STAFF MEETING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75" calcext:value-type="float">
            <text:p>0.75</text:p>
          </table:table-cell>
          <table:table-cell table:style-name="ce29" office:value-type="string" calcext:value-type="string">
            <text:p>logisitc scheduling with BMX rider for yikes and rodeos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responded to volunteer emails from students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75" calcext:value-type="float">
            <text:p>1.75</text:p>
          </table:table-cell>
          <table:table-cell table:style-name="ce60" office:value-type="string" calcext:value-type="string">
            <text:p>trained Michael on safety art, logistics, looked over materials</text:p>
          </table:table-cell>
          <table:table-cell table:style-name="ce68" office:value-type="currency" office:currency="USD" office:value="64.75" calcext:value-type="currency">
            <text:p>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School Calender prep/scheduling, respond to info requests, Staff Meeting</text:p>
          </table:table-cell>
          <table:table-cell table:style-name="ce68" office:value-type="currency" office:currency="USD" office:value="107.46" calcext:value-type="currency">
            <text:p>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Staff direction, resolving rodeo issue, directing admin on tasks, scheduling problems, crisis management</text:p>
          </table:table-cell>
          <table:table-cell table:style-name="ce113" office:value-type="currency" office:currency="USD" office:value="111.81" calcext:value-type="currency">
            <text:p>111.8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returning rental van -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compiling / assessing TL reports from schools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program projects status and staff tasks coordination oversight, highschool programs review and coordination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Trigg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60" office:value-type="string" calcext:value-type="string">
            <text:p>website updates, submitted Kaiser staff insurance forms, revised timesheet template</text:p>
          </table:table-cell>
          <table:table-cell table:style-name="ce68" office:value-type="currency" office:currency="USD" office:value="19.545" calcext:value-type="currency">
            <text:p>19.54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.25" calcext:value-type="float">
            <text:p>2.25</text:p>
          </table:table-cell>
          <table:table-cell table:style-name="ce60" office:value-type="string" calcext:value-type="string">
            <text:p>overviewing curriculum from last year</text:p>
          </table:table-cell>
          <table:table-cell table:style-name="ce68" office:value-type="currency" office:currency="USD" office:value="83.25" calcext:value-type="currency">
            <text:p>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review curriculum material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128" office:value-type="string" calcext:value-type="string">
            <text:p>ecovelocity clubs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4.75" calcext:value-type="float">
            <text:p>4.75</text:p>
          </table:table-cell>
          <table:table-cell table:style-name="ce127" office:value-type="string" calcext:value-type="string">
            <text:p>prepare presentation for next generation conference</text:p>
          </table:table-cell>
          <table:table-cell table:style-name="ce68" office:value-type="currency" office:currency="USD" office:value="175.75" calcext:value-type="currency">
            <text:p>175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acquire supplies for Safety Art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9" office:value-type="string" calcext:value-type="string">
            <text:p>Marin Horizon walk day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5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bike safety assembly brainstorm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meeting about SR2S gear campaign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downloaded pictures from local education event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green transportation campaign research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safety art equipment gatheiring /meeting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scripting out Yikes 2 assembly with staff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raining staff on safety art/ school logistics</text:p>
          </table:table-cell>
          <table:table-cell table:style-name="ce113" office:value-type="currency" office:currency="USD" office:value="46.25" calcext:value-type="currency">
            <text:p>46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Research Materials reproduction- teaching videos, Create new Yikes Assembly</text:p>
          </table:table-cell>
          <table:table-cell table:style-name="ce113" office:value-type="currency" office:currency="USD" office:value="143.28" calcext:value-type="currency">
            <text:p>143.2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60" office:value-type="string" calcext:value-type="string">
            <text:p>work with Jaon on Marin Horizon and new Yikes assembly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rehearsed / developed script for yikes assy.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brainstorm and write yikes 2 script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safety art class talking points, etc.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90" office:value-type="string" calcext:value-type="string">
            <text:p>22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overviewed last years club by looking at youth feed back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prep for safety art, brainstorming ideas with team leader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6" calcext:value-type="float">
            <text:p>6</text:p>
          </table:table-cell>
          <table:table-cell table:style-name="ce130" office:value-type="string" calcext:value-type="string">
            <text:p>Create Yikes 2 assembly, review and make improvements with staff, revise</text:p>
          </table:table-cell>
          <table:table-cell table:style-name="ce68" office:value-type="currency" office:currency="USD" office:value="214.92" calcext:value-type="currency">
            <text:p>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4.5" calcext:value-type="float">
            <text:p>4.5</text:p>
          </table:table-cell>
          <table:table-cell table:style-name="ce29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113" office:value-type="currency" office:currency="USD" office:value="161.19" calcext:value-type="currency">
            <text:p>161.19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STOP LOOK AND LISTEN - WATCHED MELANIE</text:p>
          </table:table-cell>
          <table:table-cell table:style-name="ce68" office:value-type="currency" office:currency="USD" office:value="78.18" calcext:value-type="currency">
            <text:p>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9" office:value-type="float" office:value="3.5" calcext:value-type="float">
            <text:p>3.5</text:p>
          </table:table-cell>
          <table:table-cell table:style-name="ce60" office:value-type="string" calcext:value-type="string">
            <text:p>teaching and training 2nd grade class (70 students)</text:p>
          </table:table-cell>
          <table:table-cell table:style-name="ce68" office:value-type="currency" office:currency="USD" office:value="129.5" calcext:value-type="currency">
            <text:p>129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teaching and training helmet safety (28 students)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teaching and training helmet safety (30 students)</text:p>
          </table:table-cell>
          <table:table-cell table:style-name="ce68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109" office:value-type="string" calcext:value-type="string">
            <text:p>stop look and liten plus transportation (20 students)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jeopardy and training <text:s/>(30 students)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92" office:value-type="string" calcext:value-type="string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Edna Maguire- Helmet Safety - 25 students -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6" calcext:value-type="float">
            <text:p>6</text:p>
          </table:table-cell>
          <table:table-cell table:style-name="ce129" office:value-type="string" calcext:value-type="string">
            <text:p>Neil Cummings-, Stop Look and Listen- 124 students</text:p>
          </table:table-cell>
          <table:table-cell table:style-name="ce68" office:value-type="currency" office:currency="USD" office:value="214.92" calcext:value-type="currency">
            <text:p>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Brookside- Helmet Safety - 20 studen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9" office:value-type="float" office:value="2.75" calcext:value-type="float">
            <text:p>2.75</text:p>
          </table:table-cell>
          <table:table-cell table:style-name="ce129" office:value-type="string" calcext:value-type="string">
            <text:p>training and teaching jeopardy with Kristin (50 students)</text:p>
          </table:table-cell>
          <table:table-cell table:style-name="ce68" office:value-type="currency" office:currency="USD" office:value="101.75" calcext:value-type="currency">
            <text:p>101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3.5" calcext:value-type="float">
            <text:p>3.5</text:p>
          </table:table-cell>
          <table:table-cell table:style-name="ce130" office:value-type="string" calcext:value-type="string">
            <text:p>helmet saftey <text:s/>60 students</text:p>
          </table:table-cell>
          <table:table-cell table:style-name="ce68" office:value-type="currency" office:currency="USD" office:value="129.5" calcext:value-type="currency">
            <text:p>129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9" office:value-type="float" office:value="1.5" calcext:value-type="float">
            <text:p>1.5</text:p>
          </table:table-cell>
          <table:table-cell table:style-name="ce127" office:value-type="string" calcext:value-type="string">
            <text:p>Edna Maguire-Jepoardy,-40 students</text:p>
          </table:table-cell>
          <table:table-cell table:style-name="ce68" office:value-type="currency" office:currency="USD" office:value="53.73" calcext:value-type="currency">
            <text:p>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9" office:value-type="float" office:value="1.5" calcext:value-type="float">
            <text:p>1.5</text:p>
          </table:table-cell>
          <table:table-cell table:style-name="ce127" office:value-type="string" calcext:value-type="string">
            <text:p>Edna Maguire-Walk around the Block-20 students-</text:p>
          </table:table-cell>
          <table:table-cell table:style-name="ce68" office:value-type="currency" office:currency="USD" office:value="53.73" calcext:value-type="currency">
            <text:p>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7" calcext:value-type="float">
            <text:p>7</text:p>
          </table:table-cell>
          <table:table-cell table:style-name="ce129" office:value-type="string" calcext:value-type="string">
            <text:p>Neil Cumming-, Walk around the block - 120 students</text:p>
          </table:table-cell>
          <table:table-cell table:style-name="ce68" office:value-type="currency" office:currency="USD" office:value="250.74" calcext:value-type="currency">
            <text:p>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9" office:value-type="float" office:value="1.5" calcext:value-type="float">
            <text:p>1.5</text:p>
          </table:table-cell>
          <table:table-cell table:style-name="ce130" office:value-type="string" calcext:value-type="string">
            <text:p>Brokside Upper- Jepoardy- 20 students-</text:p>
          </table:table-cell>
          <table:table-cell table:style-name="ce68" office:value-type="currency" office:currency="USD" office:value="53.73" calcext:value-type="currency">
            <text:p>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9" office:value-type="float" office:value="7" calcext:value-type="float">
            <text:p>7</text:p>
          </table:table-cell>
          <table:table-cell table:style-name="ce127" office:value-type="string" calcext:value-type="string">
            <text:p>safety art - wade thomas school - 5 classes</text:p>
          </table:table-cell>
          <table:table-cell table:style-name="ce68" office:value-type="currency" office:currency="USD" office:value="182.42" calcext:value-type="currency">
            <text:p>182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8" calcext:value-type="float">
            <text:p>8</text:p>
          </table:table-cell>
          <table:table-cell table:style-name="ce130" office:value-type="string" calcext:value-type="string">
            <text:p>safety art - Neil Cummins School - 6 classes</text:p>
          </table:table-cell>
          <table:table-cell table:style-name="ce68" office:value-type="currency" office:currency="USD" office:value="208.48" calcext:value-type="currency">
            <text:p>208.4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22" office:value-type="float" office:value="7.5" calcext:value-type="float">
            <text:p>7.5</text:p>
          </table:table-cell>
          <table:table-cell table:style-name="ce29" office:value-type="string" calcext:value-type="string">
            <text:p>yikes assemblies <text:s/>( see jason's sheet)</text:p>
          </table:table-cell>
          <table:table-cell table:style-name="ce113" office:value-type="currency" office:currency="USD" office:value="277.5" calcext:value-type="currency">
            <text:p>277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8.5" calcext:value-type="float">
            <text:p>8.5</text:p>
          </table:table-cell>
          <table:table-cell table:style-name="ce129" office:value-type="string" calcext:value-type="string">
            <text:p>safety art training and preparation and clean up (675 students)</text:p>
          </table:table-cell>
          <table:table-cell table:style-name="ce68" office:value-type="currency" office:currency="USD" office:value="314.5" calcext:value-type="currency">
            <text:p>314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safety art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30</text:p>
          </table:table-cell>
          <table:table-cell table:style-name="ce103" office:value-type="float" office:value="3.5" calcext:value-type="float">
            <text:p>3.5</text:p>
          </table:table-cell>
          <table:table-cell table:style-name="ce29" office:value-type="string" calcext:value-type="string">
            <text:p>Hamilton ES - Yikes 1 Assembly - 525 students</text:p>
          </table:table-cell>
          <table:table-cell table:style-name="ce113" office:value-type="currency" office:currency="USD" office:value="125.37" calcext:value-type="currency">
            <text:p>125.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0</text:p>
          </table:table-cell>
          <table:table-cell table:style-name="ce99" office:value-type="float" office:value="1.5" calcext:value-type="float">
            <text:p>1.5</text:p>
          </table:table-cell>
          <table:table-cell table:style-name="ce129" office:value-type="string" calcext:value-type="string">
            <text:p>Manor School - Yikes 1 assembly - 330 students</text:p>
          </table:table-cell>
          <table:table-cell table:style-name="ce68" office:value-type="currency" office:currency="USD" office:value="53.73" calcext:value-type="currency">
            <text:p>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9" office:value-type="float" office:value="1" calcext:value-type="float">
            <text:p>1</text:p>
          </table:table-cell>
          <table:table-cell table:style-name="ce130" office:value-type="string" calcext:value-type="string">
            <text:p>Brookside Upper- Create rodeo alternate plan</text:p>
          </table:table-cell>
          <table:table-cell table:style-name="ce68" office:value-type="currency" office:currency="USD" office:value="35.82" calcext:value-type="currency">
            <text:p>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style-name="ce127" office:value-type="string" calcext:value-type="string">
            <text:p>Neil Cummings- Safety Art</text:p>
          </table:table-cell>
          <table:table-cell table:style-name="ce68" office:value-type="currency" office:currency="USD" office:value="143.28" calcext:value-type="currency">
            <text:p>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60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Glenwood- Yikes 1 assembly- <text:s/>360 Students</text:p>
          </table:table-cell>
          <table:table-cell table:style-name="ce68" office:value-type="currency" office:currency="USD" office:value="107.46" calcext:value-type="currency">
            <text:p>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127" office:value-type="string" calcext:value-type="string">
            <text:p>coordinating visitors and volunteers for parade</text:p>
          </table:table-cell>
          <table:table-cell table:style-name="ce68" office:value-type="currency" office:currency="USD" office:value="27.75" calcext:value-type="currency">
            <text:p>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75" calcext:value-type="float">
            <text:p>1.75</text:p>
          </table:table-cell>
          <table:table-cell table:style-name="ce130" office:value-type="string" calcext:value-type="string">
            <text:p>Iwalk flyer/ distribution</text:p>
          </table:table-cell>
          <table:table-cell table:style-name="ce68" office:value-type="currency" office:currency="USD" office:value="65.2225" calcext:value-type="currency">
            <text:p>65.22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75" calcext:value-type="float">
            <text:p>0.75</text:p>
          </table:table-cell>
          <table:table-cell table:style-name="ce29" office:value-type="string" calcext:value-type="string">
            <text:p>press release <text:s/>Iwalk</text:p>
          </table:table-cell>
          <table:table-cell table:style-name="ce113" office:value-type="currency" office:currency="USD" office:value="27.9525" calcext:value-type="currency">
            <text:p>27.95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UPDATING PRESS LIST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130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129" office:value-type="string" calcext:value-type="string">
            <text:p>STARTED POSTER DESIGN - HPP</text:p>
          </table:table-cell>
          <table:table-cell table:style-name="ce68" office:value-type="currency" office:currency="USD" office:value="78.18" calcext:value-type="currency">
            <text:p>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met with Heid about parade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.5" calcext:value-type="float">
            <text:p>1.5</text:p>
          </table:table-cell>
          <table:table-cell table:style-name="ce127" office:value-type="string" calcext:value-type="string">
            <text:p>town council meeting</text:p>
          </table:table-cell>
          <table:table-cell table:style-name="ce68" office:value-type="currency" office:currency="USD" office:value="55.5" calcext:value-type="currency">
            <text:p>55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.25" calcext:value-type="float">
            <text:p>2.25</text:p>
          </table:table-cell>
          <table:table-cell table:style-name="ce127" office:value-type="string" calcext:value-type="string">
            <text:p>human powered parade</text:p>
          </table:table-cell>
          <table:table-cell table:style-name="ce68" office:value-type="currency" office:currency="USD" office:value="83.25" calcext:value-type="currency">
            <text:p>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meetings with police and landlord for parade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75" calcext:value-type="float">
            <text:p>1.75</text:p>
          </table:table-cell>
          <table:table-cell table:style-name="ce129" office:value-type="string" calcext:value-type="string">
            <text:p>getting staff, materials ready for W2SD</text:p>
          </table:table-cell>
          <table:table-cell table:style-name="ce68" office:value-type="currency" office:currency="USD" office:value="64.75" calcext:value-type="currency">
            <text:p>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25" calcext:value-type="float">
            <text:p>0.25</text:p>
          </table:table-cell>
          <table:table-cell table:style-name="ce130" office:value-type="string" calcext:value-type="string">
            <text:p>promo to street performers at special event</text:p>
          </table:table-cell>
          <table:table-cell table:style-name="ce68" office:value-type="currency" office:currency="USD" office:value="9.25" calcext:value-type="currency">
            <text:p>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30" office:value-type="string" calcext:value-type="string">
            <text:p>PHONE: press follow up HPP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FINISH HPP POSTER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coordinated insurance for Human Powered parade</text:p>
          </table:table-cell>
          <table:table-cell table:style-name="ce113" office:value-type="currency" office:currency="USD" office:value="19.545" calcext:value-type="currency">
            <text:p>19.54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special donor letters for parade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emntertainment inquirie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Description of parade on multiple listserve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scheudling special guests for parade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delivery of letters to residents on parade route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0.25</text:p>
          </table:table-cell>
          <table:table-cell table:style-name="ce29" office:value-type="string" calcext:value-type="string">
            <text:p>composition of letter to residents on parade route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Press work for W2SD</text:p>
          </table:table-cell>
          <table:table-cell table:style-name="ce113" office:value-type="currency" office:currency="USD" office:value="74.54" calcext:value-type="currency">
            <text:p>74.5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pick up flyers from printer and deliver to Reed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I walk promotion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preparations, promotions and misc work for Iwalk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3" office:value-type="currency" office:currency="USD" office:value="43.42" calcext:value-type="currency">
            <text:p>43.4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volunteer recruitment for Human Powered parade poster distribution</text:p>
          </table:table-cell>
          <table:table-cell table:style-name="ce113" office:value-type="currency" office:currency="USD" office:value="13.03" calcext:value-type="currency">
            <text:p>13.0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arranging entertainment sound tech volunteer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5" calcext:value-type="float">
            <text:p>2.5</text:p>
          </table:table-cell>
          <table:table-cell table:style-name="ce29" office:value-type="string" calcext:value-type="string">
            <text:p>main entertainment for parade/ contract</text:p>
          </table:table-cell>
          <table:table-cell table:style-name="ce113" office:value-type="currency" office:currency="USD" office:value="92.5" calcext:value-type="currency">
            <text:p>92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75" calcext:value-type="float">
            <text:p>1.75</text:p>
          </table:table-cell>
          <table:table-cell table:style-name="ce29" office:value-type="string" calcext:value-type="string">
            <text:p>outreach to local businesses/ promotion</text:p>
          </table:table-cell>
          <table:table-cell table:style-name="ce113" office:value-type="currency" office:currency="USD" office:value="64.75" calcext:value-type="currency">
            <text:p>64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promotion/ meeting with town hall for event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created write ups and graphics for website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walk to schohol day <text:s/>questions, Reed, Vallicito, promotion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.5" calcext:value-type="float">
            <text:p>4.5</text:p>
          </table:table-cell>
          <table:table-cell table:style-name="ce128" office:value-type="string" calcext:value-type="string">
            <text:p>Walk to School day promotino, press, e-message to team leaders</text:p>
          </table:table-cell>
          <table:table-cell table:style-name="ce113" office:value-type="currency" office:currency="USD" office:value="167.715" calcext:value-type="currency">
            <text:p>167.71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Human Powered parade volunteer recruitment and site logistics oversight</text:p>
          </table:table-cell>
          <table:table-cell table:style-name="ce113" office:value-type="currency" office:currency="USD" office:value="86.84" calcext:value-type="currency">
            <text:p>86.8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75" calcext:value-type="float">
            <text:p>0.75</text:p>
          </table:table-cell>
          <table:table-cell table:style-name="ce29" office:value-type="string" calcext:value-type="string">
            <text:p>postering for parade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0.75" calcext:value-type="float">
            <text:p>0.75</text:p>
          </table:table-cell>
          <table:table-cell table:style-name="ce29" office:value-type="string" calcext:value-type="string">
            <text:p>meeting with police about parade route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103" office:value-type="float" office:value="1.5" calcext:value-type="float">
            <text:p>1.5</text:p>
          </table:table-cell>
          <table:table-cell table:style-name="ce29" office:value-type="string" calcext:value-type="string">
            <text:p>walk around the block (30 students)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2.5" calcext:value-type="float">
            <text:p>2.5</text:p>
          </table:table-cell>
          <table:table-cell table:style-name="ce127" office:value-type="string" calcext:value-type="string">
            <text:p>Meet with Mel, plan Marin Horizons Ped Day, Observe site during morning drop off</text:p>
          </table:table-cell>
          <table:table-cell table:style-name="ce68" office:value-type="currency" office:currency="USD" office:value="89.55" calcext:value-type="currency">
            <text:p>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21</text:p>
          </table:table-cell>
          <table:table-cell table:style-name="ce103" office:value-type="float" office:value="4.5" calcext:value-type="float">
            <text:p>4.5</text:p>
          </table:table-cell>
          <table:table-cell table:style-name="ce29" office:value-type="string" calcext:value-type="string">
            <text:p>walk around the block (60 students)</text:p>
          </table:table-cell>
          <table:table-cell table:style-name="ce113" office:value-type="currency" office:currency="USD" office:value="166.5" calcext:value-type="currency">
            <text:p>166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sent out rodoe and walking permission slip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5" calcext:value-type="float">
            <text:p>1.5</text:p>
          </table:table-cell>
          <table:table-cell table:style-name="ce127" office:value-type="string" calcext:value-type="string">
            <text:p>schedules and reminder calls to rodeo staff</text:p>
          </table:table-cell>
          <table:table-cell table:style-name="ce68" office:value-type="currency" office:currency="USD" office:value="55.5" calcext:value-type="currency">
            <text:p>55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Prepare Bike rodeo materials for use</text:p>
          </table:table-cell>
          <table:table-cell table:style-name="ce68" office:value-type="currency" office:currency="USD" office:value="71.64" calcext:value-type="currency">
            <text:p>71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2.5" calcext:value-type="float">
            <text:p>2.5</text:p>
          </table:table-cell>
          <table:table-cell table:style-name="ce60" office:value-type="string" calcext:value-type="string">
            <text:p>Marin Horizons- Marin Horizons Ped Day, Observe site with Frances</text:p>
          </table:table-cell>
          <table:table-cell table:style-name="ce68" office:value-type="currency" office:currency="USD" office:value="89.55" calcext:value-type="currency">
            <text:p>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103" office:value-type="float" office:value="7" calcext:value-type="float">
            <text:p>7</text:p>
          </table:table-cell>
          <table:table-cell table:style-name="ce29" office:value-type="string" calcext:value-type="string">
            <text:p>Marin Horizons- K-8 Walk around the block- 200 students</text:p>
          </table:table-cell>
          <table:table-cell table:style-name="ce113" office:value-type="currency" office:currency="USD" office:value="250.74" calcext:value-type="currency">
            <text:p>250.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4" calcext:value-type="float">
            <text:p>4</text:p>
          </table:table-cell>
          <table:table-cell table:style-name="ce60" office:value-type="string" calcext:value-type="string">
            <text:p>Training/Helping on Bike Rodeo- Brookside</text:p>
          </table:table-cell>
          <table:table-cell table:style-name="ce68" office:value-type="currency" office:currency="USD" office:value="104.24" calcext:value-type="currency">
            <text:p>104.2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49</text:p>
          </table:table-cell>
          <table:table-cell table:style-name="ce99" office:value-type="float" office:value="12" calcext:value-type="float">
            <text:p>12</text:p>
          </table:table-cell>
          <table:table-cell table:style-name="ce60" office:value-type="string" calcext:value-type="string">
            <text:p>rodeo <text:s text:c="2"/>(350 students)</text:p>
          </table:table-cell>
          <table:table-cell table:style-name="ce68" office:value-type="currency" office:currency="USD" office:value="444" calcext:value-type="currency">
            <text:p>44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style-name="ce129" office:value-type="string" calcext:value-type="string">
            <text:p>Dixies School Rodeo day - 360 students</text:p>
          </table:table-cell>
          <table:table-cell table:style-name="ce68" office:value-type="currency" office:currency="USD" office:value="143.28" calcext:value-type="currency">
            <text:p>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reeze</text:p>
          </table:table-cell>
          <table:table-cell table:style-name="ce79" office:value-type="currency" office:currency="USD" office:value="23.83" calcext:value-type="currency">
            <text:p>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92" office:value-type="string" calcext:value-type="string">
            <text:p>49</text:p>
          </table:table-cell>
          <table:table-cell table:style-name="ce21" office:value-type="float" office:value="2.25" calcext:value-type="float">
            <text:p>2.25</text:p>
          </table:table-cell>
          <table:table-cell table:style-name="ce29" office:value-type="string" calcext:value-type="string">
            <text:p>Rodeo, Brookside</text:p>
          </table:table-cell>
          <table:table-cell table:style-name="ce113" office:value-type="currency" office:currency="USD" office:value="53.6175" calcext:value-type="currency">
            <text:p>53.61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9" office:value-type="float" office:value="6.5" calcext:value-type="float">
            <text:p>6.5</text:p>
          </table:table-cell>
          <table:table-cell table:style-name="ce60" office:value-type="string" calcext:value-type="string">
            <text:p>Rodeo, Dixie</text:p>
          </table:table-cell>
          <table:table-cell table:style-name="ce68" office:value-type="currency" office:currency="USD" office:value="154.895" calcext:value-type="currency">
            <text:p>154.8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29" office:value-type="string" calcext:value-type="string">
            <text:p>curriciulum for MCC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Obtain, repair, and move tv cart hour down to MCBC, obtain free TV set for media library use</text:p>
          </table:table-cell>
          <table:table-cell table:style-name="ce68" office:value-type="currency" office:currency="USD" office:value="35.82" calcext:value-type="currency">
            <text:p>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Research Rodeo Trailer registration, go to DMV and get forms, Deliver forms to City of San Rafael.</text:p>
          </table:table-cell>
          <table:table-cell table:style-name="ce113" office:value-type="currency" office:currency="USD" office:value="17.91" calcext:value-type="currency">
            <text:p>17.9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MEETING - MELANIE - TABLING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9" office:value-type="string" calcext:value-type="string">
            <text:p>TALKING TO PRESS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9" office:value-type="string" calcext:value-type="string">
            <text:p>PITCHING STORY - PRESS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WRITING PARADE BLURB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CIRCULATE HPP FLYERS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PITCHING TO PRESS - HPP STORY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PHONE CALLS TO PRINCIPALS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COORDINATING POSTER / FLYER DISTRIBUTION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9" office:value-type="string" calcext:value-type="string">
            <text:p>copy of parade flyer - knikos (hand feed and cut)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83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9" office:value-type="string" calcext:value-type="string">
            <text:p>coordinating vounteers to flyer for HPP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117" office:value-type="date" office:date-value="2010-09-05" calcext:value-type="date">
            <text:p>40426</text:p>
          </table:table-cell>
          <table:table-cell table:style-name="ce117" office:value-type="string" calcext:value-type="string">
            <text:p>Kallins</text:p>
          </table:table-cell>
          <table:table-cell table:style-name="ce118" office:value-type="currency" office:currency="USD" office:value="37.27" calcext:value-type="currency">
            <text:p>37.27</text:p>
          </table:table-cell>
          <table:table-cell table:style-name="ce119" office:value-type="string" calcext:value-type="string">
            <text:p>3B</text:p>
          </table:table-cell>
          <table:table-cell table:style-name="ce119" office:value-type="string" calcext:value-type="string">
            <text:p>PT</text:p>
          </table:table-cell>
          <table:table-cell table:style-name="ce121" office:value-type="string" calcext:value-type="string">
            <text:p>*</text:p>
          </table:table-cell>
          <table:table-cell table:style-name="ce122" office:value-type="float" office:value="0.75" calcext:value-type="float">
            <text:p>0.75</text:p>
          </table:table-cell>
          <table:table-cell table:style-name="ce130" office:value-type="string" calcext:value-type="string">
            <text:p>review school wellness policy</text:p>
          </table:table-cell>
          <table:table-cell table:style-name="ce68" office:value-type="currency" office:currency="USD" office:value="27.9525" calcext:value-type="currency">
            <text:p>27.9525</text:p>
          </table:table-cell>
          <table:table-cell table:style-name="ce132"/>
          <table:table-cell table:style-name="ce1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PA&amp;N collabortive meeting</text:p>
          </table:table-cell>
          <table:table-cell table:style-name="ce113" office:value-type="currency" office:currency="USD" office:value="111.81" calcext:value-type="currency">
            <text:p>111.8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participation in next generation's event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30" office:value-type="string" calcext:value-type="string">
            <text:p>TALKING WITH EVENT PARTNER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129" office:value-type="string" calcext:value-type="string">
            <text:p>next generaton conversation about events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117" office:value-type="date" office:date-value="2010-09-26" calcext:value-type="date">
            <text:p>40447</text:p>
          </table:table-cell>
          <table:table-cell table:style-name="ce117" office:value-type="string" calcext:value-type="string">
            <text:p>Feliciano</text:p>
          </table:table-cell>
          <table:table-cell table:style-name="ce118" office:value-type="currency" office:currency="USD" office:value="26.06" calcext:value-type="currency">
            <text:p>26.06</text:p>
          </table:table-cell>
          <table:table-cell table:style-name="ce119" office:value-type="string" calcext:value-type="string">
            <text:p>3B</text:p>
          </table:table-cell>
          <table:table-cell table:style-name="ce119" office:value-type="string" calcext:value-type="string">
            <text:p>PT</text:p>
          </table:table-cell>
          <table:table-cell table:style-name="ce121" office:value-type="string" calcext:value-type="string">
            <text:p>*</text:p>
          </table:table-cell>
          <table:table-cell table:style-name="ce122" office:value-type="float" office:value="2" calcext:value-type="float">
            <text:p>2</text:p>
          </table:table-cell>
          <table:table-cell table:style-name="ce130" office:value-type="string" calcext:value-type="string">
            <text:p>recruiting help for bike decorating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132"/>
          <table:table-cell table:style-name="ce133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60" office:value-type="string" calcext:value-type="string">
            <text:p>extra staff, getting schedules</text:p>
          </table:table-cell>
          <table:table-cell table:style-name="ce68" office:value-type="currency" office:currency="USD" office:value="37" calcext:value-type="currency">
            <text:p>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3" office:value-type="currency" office:currency="USD" office:value="111" calcext:value-type="currency">
            <text:p>11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60" office:value-type="string" calcext:value-type="string">
            <text:p>ELEMENTARY SAFETY CLASSES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60" office:value-type="string" calcext:value-type="string">
            <text:p>extra staff for rodeos</text:p>
          </table:table-cell>
          <table:table-cell table:style-name="ce68" office:value-type="currency" office:currency="USD" office:value="27.75" calcext:value-type="currency">
            <text:p>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2" office:value-type="string" calcext:value-type="string">
            <text:p>18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special pedestrian day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meeting with afterschool program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.25" calcext:value-type="float">
            <text:p>2.25</text:p>
          </table:table-cell>
          <table:table-cell table:style-name="ce128" office:value-type="string" calcext:value-type="string">
            <text:p>follow up phone calls to schedule classes</text:p>
          </table:table-cell>
          <table:table-cell table:style-name="ce113" office:value-type="currency" office:currency="USD" office:value="83.25" calcext:value-type="currency">
            <text:p>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Schedule staff for classe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responding to assembly and class request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50</text:p>
          </table:table-cell>
          <table:table-cell table:style-name="ce21" office:value-type="float" office:value="3.5" calcext:value-type="float">
            <text:p>3.5</text:p>
          </table:table-cell>
          <table:table-cell table:style-name="ce128" office:value-type="string" calcext:value-type="string">
            <text:p>safety art and yikes assembly information</text:p>
          </table:table-cell>
          <table:table-cell table:style-name="ce113" office:value-type="currency" office:currency="USD" office:value="129.5" calcext:value-type="currency">
            <text:p>129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48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email to Ross school about special classes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scheduled 4th grade classes /art with school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Curric Mtg.,</text:p>
          </table:table-cell>
          <table:table-cell table:style-name="ce113" office:value-type="currency" office:currency="USD" office:value="17.91" calcext:value-type="currency">
            <text:p>17.9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discuss logistics of scheduling staff w/Mel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49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assemblies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2" office:value-type="string" calcext:value-type="string">
            <text:p>5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8" office:value-type="string" calcext:value-type="string">
            <text:p>classes</text:p>
          </table:table-cell>
          <table:table-cell table:style-name="ce113" office:value-type="currency" office:currency="USD" office:value="46.25" calcext:value-type="currency">
            <text:p>46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dixie special event logistics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contacting staff about rodeo dates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28" office:value-type="string" calcext:value-type="string">
            <text:p>met with teachers to overview schedules</text:p>
          </table:table-cell>
          <table:table-cell table:style-name="ce113" office:value-type="currency" office:currency="USD" office:value="64.75" calcext:value-type="currency">
            <text:p>64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1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follow up about assembly detail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scheduled all classes and assembly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63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yikes assembly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Schedule and plan Hill MS Program, Review teaching calender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0.75" calcext:value-type="float">
            <text:p>0.75</text:p>
          </table:table-cell>
          <table:table-cell table:style-name="ce29" office:value-type="string" calcext:value-type="string">
            <text:p>scheduled two yikes assemblies, safety art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scheduling all classes <text:s/>with school and extra teachers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scheduling staff for safety art</text:p>
          </table:table-cell>
          <table:table-cell table:style-name="ce113" office:value-type="currency" office:currency="USD" office:value="37" calcext:value-type="currency">
            <text:p>3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0.75" calcext:value-type="float">
            <text:p>0.75</text:p>
          </table:table-cell>
          <table:table-cell table:style-name="ce128" office:value-type="string" calcext:value-type="string">
            <text:p>following up on class logistics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INVENTORY CHANGES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INBOX/OUTBOX PLANNING</text:p>
          </table:table-cell>
          <table:table-cell table:style-name="ce68" office:value-type="currency" office:currency="USD" office:value="13.03" calcext:value-type="currency">
            <text:p>13.0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DATABASE COPY / NOTES TO DAN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128" office:value-type="string" calcext:value-type="string">
            <text:p>piciking up safety art material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</text:p>
          </table:table-cell>
          <table:table-cell table:style-name="ce128" office:value-type="string" calcext:value-type="string">
            <text:p>review time sheets, reporting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128" office:value-type="string" calcext:value-type="string">
            <text:p>outline of schools joining program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0.75</text:p>
          </table:table-cell>
          <table:table-cell table:style-name="ce29" office:value-type="string" calcext:value-type="string">
            <text:p>outline for tasks</text:p>
          </table:table-cell>
          <table:table-cell table:style-name="ce113" office:value-type="currency" office:currency="USD" office:value="27.9525" calcext:value-type="currency">
            <text:p>27.95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0.25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40419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.25" calcext:value-type="float">
            <text:p>1.25</text:p>
          </table:table-cell>
          <table:table-cell table:style-name="ce127" office:value-type="string" calcext:value-type="string">
            <text:p>timesheets / mine and teaching staff</text:p>
          </table:table-cell>
          <table:table-cell table:style-name="ce68" office:value-type="currency" office:currency="USD" office:value="46.25" calcext:value-type="currency">
            <text:p>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Inventory materials</text:p>
          </table:table-cell>
          <table:table-cell table:style-name="ce113" office:value-type="currency" office:currency="USD" office:value="107.46" calcext:value-type="currency">
            <text:p>107.4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fill out timesheets</text:p>
          </table:table-cell>
          <table:table-cell table:style-name="ce113" office:value-type="currency" office:currency="USD" office:value="17.91" calcext:value-type="currency">
            <text:p>17.9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0.25</text:p>
          </table:table-cell>
          <table:table-cell table:style-name="ce29" office:value-type="string" calcext:value-type="string">
            <text:p>review time sheets, reporting</text:p>
          </table:table-cell>
          <table:table-cell table:style-name="ce113" office:value-type="currency" office:currency="USD" office:value="9.3175" calcext:value-type="currency">
            <text:p>9.31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</text:p>
          </table:table-cell>
          <table:table-cell table:style-name="ce29" office:value-type="string" calcext:value-type="string">
            <text:p>outline of program for 2005-6 year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Summary of tasks performed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TAM reporting, answering questions, responding to David's inquirites, preparing August report.</text:p>
          </table:table-cell>
          <table:table-cell table:style-name="ce113" office:value-type="currency" office:currency="USD" office:value="186.35" calcext:value-type="currency">
            <text:p>186.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127" office:value-type="string" calcext:value-type="string">
            <text:p>time sheet tasks for two days</text:p>
          </table:table-cell>
          <table:table-cell table:style-name="ce68" office:value-type="currency" office:currency="USD" office:value="27.75" calcext:value-type="currency">
            <text:p>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fill out timeshee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.5" calcext:value-type="float">
            <text:p>1.5</text:p>
          </table:table-cell>
          <table:table-cell table:style-name="ce29" office:value-type="string" calcext:value-type="string">
            <text:p>activities chart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TIMECARD COMPLETION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.5" calcext:value-type="float">
            <text:p>1.5</text:p>
          </table:table-cell>
          <table:table-cell table:style-name="ce29" office:value-type="string" calcext:value-type="string">
            <text:p>time sheets, calender <text:s/>for report</text:p>
          </table:table-cell>
          <table:table-cell table:style-name="ce113" office:value-type="currency" office:currency="USD" office:value="55.5" calcext:value-type="currency">
            <text:p>55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.5" calcext:value-type="float">
            <text:p>1.5</text:p>
          </table:table-cell>
          <table:table-cell table:style-name="ce29" office:value-type="string" calcext:value-type="string">
            <text:p>fill out timesheets</text:p>
          </table:table-cell>
          <table:table-cell table:style-name="ce113" office:value-type="currency" office:currency="USD" office:value="53.73" calcext:value-type="currency">
            <text:p>53.7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60" office:value-type="string" calcext:value-type="string">
            <text:p>work program</text:p>
          </table:table-cell>
          <table:table-cell table:style-name="ce68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filling in timesheet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filling out timesheet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0.75" calcext:value-type="float">
            <text:p>0.75</text:p>
          </table:table-cell>
          <table:table-cell table:style-name="ce29" office:value-type="string" calcext:value-type="string">
            <text:p>reviewed Best Practices report</text:p>
          </table:table-cell>
          <table:table-cell table:style-name="ce113" office:value-type="currency" office:currency="USD" office:value="32.565" calcext:value-type="currency">
            <text:p>32.56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2" calcext:value-type="float">
            <text:p>2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3" office:value-type="currency" office:currency="USD" office:value="74" calcext:value-type="currency">
            <text:p>7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fill out timesheets</text:p>
          </table:table-cell>
          <table:table-cell table:style-name="ce113" office:value-type="currency" office:currency="USD" office:value="35.82" calcext:value-type="currency">
            <text:p>35.8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8" office:value-type="string" calcext:value-type="string">
            <text:p>*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1" calcext:value-type="float">
            <text:p>1</text:p>
          </table:table-cell>
          <table:table-cell table:style-name="ce29" office:value-type="string" calcext:value-type="string">
            <text:p>permission to distribute flyers from principals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46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Conversations with two Reed reps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48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Conversation with Brookside rep</text:p>
          </table:table-cell>
          <table:table-cell table:style-name="ce113" office:value-type="currency" office:currency="USD" office:value="9.3175" calcext:value-type="currency">
            <text:p>9.31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56</text:p>
          </table:table-cell>
          <table:table-cell table:style-name="ce21" office:value-type="float" office:value="0.25" calcext:value-type="float">
            <text:p>0.25</text:p>
          </table:table-cell>
          <table:table-cell table:style-name="ce128" office:value-type="string" calcext:value-type="string">
            <text:p>Conversation with Bahia Rep</text:p>
          </table:table-cell>
          <table:table-cell table:style-name="ce113" office:value-type="currency" office:currency="USD" office:value="9.3175" calcext:value-type="currency">
            <text:p>9.317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" calcext:value-type="float">
            <text:p>4</text:p>
          </table:table-cell>
          <table:table-cell table:style-name="ce128" office:value-type="string" calcext:value-type="string">
            <text:p>communications</text:p>
          </table:table-cell>
          <table:table-cell table:style-name="ce113" office:value-type="currency" office:currency="USD" office:value="149.08" calcext:value-type="currency">
            <text:p>149.0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CREATED TL SUPPORT PACKET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</text:p>
          </table:table-cell>
          <table:table-cell table:style-name="ce128" office:value-type="string" calcext:value-type="string">
            <text:p>MEET WITH MELANIE - BIKE ART</text:p>
          </table:table-cell>
          <table:table-cell table:style-name="ce113" office:value-type="currency" office:currency="USD" office:value="39.09" calcext:value-type="currency">
            <text:p>39.09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DELIVER TL PACKETS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PRINT DIRECTIONS FOR TL DELIVERIES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127" office:value-type="string" calcext:value-type="string">
            <text:p>CALLED PRINCIPALS FOR FLYER APPROVE</text:p>
          </table:table-cell>
          <table:table-cell table:style-name="ce68" office:value-type="currency" office:currency="USD" office:value="78.18" calcext:value-type="currency">
            <text:p>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VOLUNTEER COORDINATION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phone - volunteer coordination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103" office:value-type="float" office:value="0.25" calcext:value-type="float">
            <text:p>0.25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3" office:value-type="currency" office:currency="USD" office:value="9.25" calcext:value-type="currency">
            <text:p>9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40426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.5" calcext:value-type="float">
            <text:p>2.5</text:p>
          </table:table-cell>
          <table:table-cell table:style-name="ce128" office:value-type="string" calcext:value-type="string">
            <text:p>miller creek meeting</text:p>
          </table:table-cell>
          <table:table-cell table:style-name="ce113" office:value-type="currency" office:currency="USD" office:value="92.5" calcext:value-type="currency">
            <text:p>92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Novato Task Force meeting</text:p>
          </table:table-cell>
          <table:table-cell table:style-name="ce113" office:value-type="currency" office:currency="USD" office:value="111.81" calcext:value-type="currency">
            <text:p>111.8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127" office:value-type="string" calcext:value-type="string">
            <text:p>distribution of Iwalk flyers delivery list</text:p>
          </table:table-cell>
          <table:table-cell table:style-name="ce68" office:value-type="currency" office:currency="USD" office:value="27.9525" calcext:value-type="currency">
            <text:p>27.95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4.5" calcext:value-type="float">
            <text:p>4.5</text:p>
          </table:table-cell>
          <table:table-cell table:style-name="ce129" office:value-type="string" calcext:value-type="string">
            <text:p>communications Novato Task Force, Sun Valley, David Parisi, Manor school, Lagunitas misc emails</text:p>
          </table:table-cell>
          <table:table-cell table:style-name="ce68" office:value-type="currency" office:currency="USD" office:value="167.715" calcext:value-type="currency">
            <text:p>167.71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creation of sample newsletter submission for school newsletters</text:p>
          </table:table-cell>
          <table:table-cell table:style-name="ce68" office:value-type="currency" office:currency="USD" office:value="37.27" calcext:value-type="currency">
            <text:p>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strategies on middle and high school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VOLUNTEER COORDINATION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WROTE AND SENT GROUP EMAIL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40433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5" calcext:value-type="float">
            <text:p>0.5</text:p>
          </table:table-cell>
          <table:table-cell table:style-name="ce60" office:value-type="string" calcext:value-type="string">
            <text:p>following up with TL requesting safety art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76</text:p>
          </table:table-cell>
          <table:table-cell table:style-name="ce21" office:value-type="float" office:value="0.75" calcext:value-type="float">
            <text:p>0.75</text:p>
          </table:table-cell>
          <table:table-cell table:style-name="ce29" office:value-type="string" calcext:value-type="string">
            <text:p>met with teachers at Drake High</text:p>
          </table:table-cell>
          <table:table-cell table:style-name="ce113" office:value-type="currency" office:currency="USD" office:value="27.75" calcext:value-type="currency">
            <text:p>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60</text:p>
          </table:table-cell>
          <table:table-cell table:style-name="ce21" office:value-type="float" office:value="0.5" calcext:value-type="float">
            <text:p>0.5</text:p>
          </table:table-cell>
          <table:table-cell table:style-name="ce29" office:value-type="string" calcext:value-type="string">
            <text:p>talking to administration about assembly payment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3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Meeting with Hill assistant principal</text:p>
          </table:table-cell>
          <table:table-cell table:style-name="ce113" office:value-type="currency" office:currency="USD" office:value="74.54" calcext:value-type="currency">
            <text:p>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1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Conversation with volunteer on walkabouts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8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Conversation with new volunteer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converation with outgoing team leader and prep for principal meeting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3" office:value-type="float" office:value="6" calcext:value-type="float">
            <text:p>6</text:p>
          </table:table-cell>
          <table:table-cell table:style-name="ce29" office:value-type="string" calcext:value-type="string">
            <text:p>misc communications, St. Anselms new team leaders, <text:s/>Reed on W2SD, Hamilton, Ross, Marin Horizon</text:p>
          </table:table-cell>
          <table:table-cell table:style-name="ce113" office:value-type="currency" office:currency="USD" office:value="223.62" calcext:value-type="currency">
            <text:p>223.6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Call from parent at St. Anselms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2</text:p>
          </table:table-cell>
          <table:table-cell table:style-name="ce22" office:value-type="float" office:value="0.5" calcext:value-type="float">
            <text:p>0.5</text:p>
          </table:table-cell>
          <table:table-cell table:style-name="ce29" office:value-type="string" calcext:value-type="string">
            <text:p>Talk to potential team leader at While Hill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21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Meeting with Principal and team leaders at Edna Maguire</text:p>
          </table:table-cell>
          <table:table-cell table:style-name="ce113" office:value-type="currency" office:currency="USD" office:value="74.54" calcext:value-type="currency">
            <text:p>74.54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5" calcext:value-type="float">
            <text:p>5</text:p>
          </table:table-cell>
          <table:table-cell table:style-name="ce128" office:value-type="string" calcext:value-type="string">
            <text:p>VOLUNTEER COORDINATION</text:p>
          </table:table-cell>
          <table:table-cell table:style-name="ce113" office:value-type="currency" office:currency="USD" office:value="130.3" calcext:value-type="currency">
            <text:p>130.3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EMAILS to event partners, team lead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MAILING MATERIALS TO TL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MEETING WITH MEL - SAFETY ART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1" calcext:value-type="float">
            <text:p>1</text:p>
          </table:table-cell>
          <table:table-cell table:style-name="ce127" office:value-type="string" calcext:value-type="string">
            <text:p>PREPARED GROUP EMAIL DOCS- TL</text:p>
          </table:table-cell>
          <table:table-cell table:style-name="ce68" office:value-type="currency" office:currency="USD" office:value="26.06" calcext:value-type="currency">
            <text:p>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4044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DELIVERING KEYCHAINS / POSTERS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3" office:value-type="currency" office:currency="USD" office:value="52.12" calcext:value-type="currency">
            <text:p>52.12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pickup dropoff r/t I-walk items - schools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walk <text:s/>to school day events, support to team leader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responded to volunteer requests ,emails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5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8" office:value-type="string" calcext:value-type="string">
            <text:p>returning calls to Team leaders about safety art, promotion strategies, and assemblies</text:p>
          </table:table-cell>
          <table:table-cell table:style-name="ce113" office:value-type="currency" office:currency="USD" office:value="46.25" calcext:value-type="currency">
            <text:p>46.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2</text:p>
          </table:table-cell>
          <table:table-cell table:style-name="ce22" office:value-type="float" office:value="2.5" calcext:value-type="float">
            <text:p>2.5</text:p>
          </table:table-cell>
          <table:table-cell table:style-name="ce29" office:value-type="string" calcext:value-type="string">
            <text:p>met with team leader to plan club strategy</text:p>
          </table:table-cell>
          <table:table-cell table:style-name="ce113" office:value-type="currency" office:currency="USD" office:value="92.5" calcext:value-type="currency">
            <text:p>92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2" office:value-type="string" calcext:value-type="string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working with both team leaders to resolve a conflict</text:p>
          </table:table-cell>
          <table:table-cell table:style-name="ce113" office:value-type="currency" office:currency="USD" office:value="37.27" calcext:value-type="currency">
            <text:p>37.27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4.5" calcext:value-type="float">
            <text:p>4.5</text:p>
          </table:table-cell>
          <table:table-cell table:style-name="ce127" office:value-type="string" calcext:value-type="string">
            <text:p>misc communications, street issues - Fairfax, Brookside, Sun Valley, Dixie, Novato task force</text:p>
          </table:table-cell>
          <table:table-cell table:style-name="ce68" office:value-type="currency" office:currency="USD" office:value="167.715" calcext:value-type="currency">
            <text:p>167.71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78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Tam High Safety Meeting</text:p>
          </table:table-cell>
          <table:table-cell table:style-name="ce113" office:value-type="currency" office:currency="USD" office:value="111.81" calcext:value-type="currency">
            <text:p>111.8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14</text:p>
          </table:table-cell>
          <table:table-cell table:style-name="ce99" office:value-type="float" office:value="0.5" calcext:value-type="float">
            <text:p>0.5</text:p>
          </table:table-cell>
          <table:table-cell table:style-name="ce60" office:value-type="string" calcext:value-type="string">
            <text:p>talk to parent from Neil Cummins</text:p>
          </table:table-cell>
          <table:table-cell table:style-name="ce68" office:value-type="currency" office:currency="USD" office:value="18.635" calcext:value-type="currency">
            <text:p>18.63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0.75" calcext:value-type="float">
            <text:p>0.75</text:p>
          </table:table-cell>
          <table:table-cell table:style-name="ce127" office:value-type="string" calcext:value-type="string">
            <text:p>distribution of z-bars</text:p>
          </table:table-cell>
          <table:table-cell table:style-name="ce68" office:value-type="currency" office:currency="USD" office:value="27.9525" calcext:value-type="currency">
            <text:p>27.95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</text:p>
          </table:table-cell>
          <table:table-cell table:style-name="ce128" office:value-type="string" calcext:value-type="string">
            <text:p>prep safety art materials</text:p>
          </table:table-cell>
          <table:table-cell table:style-name="ce113" office:value-type="currency" office:currency="USD" office:value="26.06" calcext:value-type="currency">
            <text:p>26.06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128" office:value-type="string" calcext:value-type="string">
            <text:p>volunteer coordination - problem solving</text:p>
          </table:table-cell>
          <table:table-cell table:style-name="ce113" office:value-type="currency" office:currency="USD" office:value="78.18" calcext:value-type="currency">
            <text:p>78.18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meeting with staff - logistics, safety art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2" calcext:value-type="float">
            <text:p>2</text:p>
          </table:table-cell>
          <table:table-cell table:style-name="ce127" office:value-type="string" calcext:value-type="string">
            <text:p>follow-up phone calls to team-leaders</text:p>
          </table:table-cell>
          <table:table-cell table:style-name="ce68" office:value-type="currency" office:currency="USD" office:value="52.12" calcext:value-type="currency">
            <text:p>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planning safety art with team leader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9" office:value-type="float" office:value="0.5" calcext:value-type="float">
            <text:p>0.5</text:p>
          </table:table-cell>
          <table:table-cell table:style-name="ce60" office:value-type="string" calcext:value-type="string">
            <text:p>editing walk to school day flyer/adding info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30</text:p>
          </table:table-cell>
          <table:table-cell table:style-name="ce99" office:value-type="float" office:value="0.5" calcext:value-type="float">
            <text:p>0.5</text:p>
          </table:table-cell>
          <table:table-cell table:style-name="ce127" office:value-type="string" calcext:value-type="string">
            <text:p>introduction conversation with team leader</text:p>
          </table:table-cell>
          <table:table-cell table:style-name="ce68" office:value-type="currency" office:currency="USD" office:value="18.5" calcext:value-type="currency">
            <text:p>18.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3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support team leader during the dixie bike day</text:p>
          </table:table-cell>
          <table:table-cell table:style-name="ce113" office:value-type="currency" office:currency="USD" office:value="18.5" calcext:value-type="currency">
            <text:p>18.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40447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18</text:p>
          </table:table-cell>
          <table:table-cell table:style-name="ce99" office:value-type="float" office:value="4" calcext:value-type="float">
            <text:p>4</text:p>
          </table:table-cell>
          <table:table-cell table:style-name="ce127" office:value-type="string" calcext:value-type="string">
            <text:p>Marin Horizon reconnaisance w volunteers</text:p>
          </table:table-cell>
          <table:table-cell table:style-name="ce68" office:value-type="currency" office:currency="USD" office:value="149.08" calcext:value-type="currency">
            <text:p>149.0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64</text:p>
          </table:table-cell>
          <table:table-cell table:style-name="ce103" office:value-type="float" office:value="0.5" calcext:value-type="float">
            <text:p>0.5</text:p>
          </table:table-cell>
          <table:table-cell table:style-name="ce29" office:value-type="string" calcext:value-type="string">
            <text:p>setting up meeting w/ Sun Valley</text:p>
          </table:table-cell>
          <table:table-cell table:style-name="ce113" office:value-type="currency" office:currency="USD" office:value="18.635" calcext:value-type="currency">
            <text:p>18.63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1.5" calcext:value-type="float">
            <text:p>1.5</text:p>
          </table:table-cell>
          <table:table-cell table:style-name="ce128" office:value-type="string" calcext:value-type="string">
            <text:p>Manor walkabout</text:p>
          </table:table-cell>
          <table:table-cell table:style-name="ce113" office:value-type="currency" office:currency="USD" office:value="55.905" calcext:value-type="currency">
            <text:p>55.905</text:p>
          </table:table-cell>
          <table:table-cell table:style-name="ce113" office:value-type="currency" office:currency="USD" office:value="16664.34" calcext:value-type="currency">
            <text:p>16664.34</text:p>
          </table:table-cell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</text:p>
          </table:table-cell>
          <table:table-cell table:style-name="ce128" office:value-type="string" calcext:value-type="string">
            <text:p>STAFF MEETING</text:p>
          </table:table-cell>
          <table:table-cell table:number-columns-repeated="2" table:style-name="ce113" office:value-type="currency" office:currency="USD" office:value="52.12" calcext:value-type="currency">
            <text:p>52.12</text:p>
          </table:table-cell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40419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</text:p>
          </table:table-cell>
          <table:table-cell table:style-name="ce128" office:value-type="string" calcext:value-type="string">
            <text:p>TAM staff timesheet coordination and invoice development</text:p>
          </table:table-cell>
          <table:table-cell table:style-name="ce113" office:value-type="currency" office:currency="USD" office:value="195.39" calcext:value-type="currency">
            <text:p>195.39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40426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9" office:value-type="float" office:value="3" calcext:value-type="float">
            <text:p>3</text:p>
          </table:table-cell>
          <table:table-cell table:style-name="ce6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30.26" calcext:value-type="currency">
            <text:p>130.2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40433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75" calcext:value-type="float">
            <text:p>3.75</text:p>
          </table:table-cell>
          <table:table-cell table:style-name="ce128" office:value-type="string" calcext:value-type="string">
            <text:p>TAM invoice template revisions, edited/completed/printed/compiled TAM August invoice</text:p>
          </table:table-cell>
          <table:table-cell table:style-name="ce113" office:value-type="currency" office:currency="USD" office:value="162.825" calcext:value-type="currency">
            <text:p>162.82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0.5</text:p>
          </table:table-cell>
          <table:table-cell table:style-name="ce128" office:value-type="string" calcext:value-type="string">
            <text:p>Sept and Oct staff tasks and project progress oversight</text:p>
          </table:table-cell>
          <table:table-cell table:style-name="ce113" office:value-type="currency" office:currency="USD" office:value="21.71" calcext:value-type="currency">
            <text:p>21.71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4044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2.75" calcext:value-type="float">
            <text:p>2.75</text:p>
          </table:table-cell>
          <table:table-cell table:style-name="ce128" office:value-type="string" calcext:value-type="string">
            <text:p>9/8 TAM meeting notes review, timesheets and signatures coordination for Parisi Assoc invoice</text:p>
          </table:table-cell>
          <table:table-cell table:style-name="ce113" office:value-type="currency" office:currency="USD" office:value="119.405" calcext:value-type="currency">
            <text:p>119.405</text:p>
          </table:table-cell>
          <table:table-cell table:style-name="ce113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40447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37.27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25" calcext:value-type="float">
            <text:p>3.25</text:p>
          </table:table-cell>
          <table:table-cell table:style-name="ce128" office:value-type="string" calcext:value-type="string">
            <text:p>Prepare time cards and TAM report</text:p>
          </table:table-cell>
          <table:table-cell table:style-name="ce113" office:value-type="currency" office:currency="USD" office:value="121.1275" calcext:value-type="currency">
            <text:p>121.1275</text:p>
          </table:table-cell>
          <table:table-cell table:style-name="ce113" office:value-type="currency" office:currency="USD" office:value="750.7175" calcext:value-type="currency">
            <text:p>750.7175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 table:formula="of:=SUM([.G6:.G302])" office:value-type="float" office:value="527" calcext:value-type="float">
            <text:p/>
          </table:table-cell>
          <table:table-cell table:style-name="ce128"/>
          <table:table-cell table:style-name="ce113"/>
          <table:table-cell table:style-name="ce113" table:formula="of:=SUM([.I6:.I302])" office:value-type="currency" office:currency="USD" office:value="17821.2425" calcext:value-type="currency">
            <text:p/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88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100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3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3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83" table:number-columns-repeated="2"/>
          <table:table-cell table:style-name="ce13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8"/>
          <table:table-cell table:style-name="ce113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/>
          <table:table-cell table:style-name="ce127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3" table:number-columns-repeated="2"/>
          <table:table-cell table:style-name="ce32" table:number-columns-repeated="1014"/>
        </table:table-row>
        <table:table-row table:style-name="ro2" table:number-rows-repeated="79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9"/>
          <table:table-cell table:style-name="ce129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048157">
          <table:table-cell table:number-columns-repeated="1024"/>
        </table:table-row>
        <table:table-header-rows>
          <table:table-row table:style-name="ro2">
            <table:table-cell table:number-columns-repeated="1024"/>
          </table:table-row>
        </table:table-header-rows>
        <table:table-row table:style-name="ro3">
          <table:table-cell table:number-columns-repeated="1024"/>
        </table:table-row>
      </table:table>
      <table:table table:name="4. Labor &amp; Expenses by Task" table:style-name="ta5" table:print-ranges="'4. Labor &amp; Expenses by Task'.A1:'4. Labor &amp; Expenses by Task'.I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5"/>
        <table:table-column table:style-name="co9" table:default-cell-style-name="ce131"/>
        <table:table-column table:style-name="co6" table:default-cell-style-name="ce69"/>
        <table:table-column table:style-name="co4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header-rows>
          <table:table-row table:style-name="ro4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5"/>
            <table:table-cell table:style-name="ce123"/>
            <table:table-cell table:style-name="ce63"/>
            <table:table-cell table:style-name="ce71" table:number-columns-repeated="1015"/>
          </table:table-row>
          <table:table-row table:style-name="ro4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6"/>
            <table:table-cell table:style-name="ce124"/>
            <table:table-cell table:style-name="ce64"/>
            <table:table-cell table:style-name="ce71" table:number-columns-repeated="1015"/>
          </table:table-row>
          <table:table-row table:style-name="ro5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7" office:value-type="string" calcext:value-type="string">
              <text:p>Hours</text:p>
            </table:table-cell>
            <table:table-cell table:style-name="ce3" office:value-type="string" calcext:value-type="string">
              <text:p>Description</text:p>
            </table:table-cell>
            <table:table-cell table:style-name="ce65" office:value-type="string" calcext:value-type="string">
              <text:p>Cost</text:p>
            </table:table-cell>
            <table:table-cell table:style-name="ce71" table:number-columns-repeated="1015"/>
          </table:table-row>
          <table:table-row table:style-name="ro4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8"/>
            <table:table-cell table:style-name="ce125"/>
            <table:table-cell table:style-name="ce66"/>
            <table:table-cell table:style-name="ce71" table:number-columns-repeated="1015"/>
          </table:table-row>
          <table:table-row table:style-name="ro4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126"/>
            <table:table-cell table:style-name="ce67"/>
            <table:table-cell table:style-name="ce71" table:number-columns-repeated="1015"/>
          </table:table-row>
        </table:table-header-rows>
        <table:table-row table:style-name="ro6">
          <table:table-cell table:style-name="ce134" office:value-type="string" calcext:value-type="string" table:number-columns-spanned="2" table:number-rows-spanned="1">
            <text:p>Task 1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7:.I7])" office:value-type="currency" office:currency="USD" office:value="74.54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1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0:.I10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1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8]+[.I11])" office:value-type="currency" office:currency="USD" office:value="74.54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1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77.0325" calcext:value-type="currency">
            <text:p>177.0325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7:.I17])" office:value-type="currency" office:currency="USD" office:value="177.0325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1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0:.I20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1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18]+[.I21])" office:value-type="currency" office:currency="USD" office:value="177.0325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2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7:.I28])" office:value-type="currency" office:currency="USD" office:value="46.5875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1:.I31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29]+[.I32])" office:value-type="currency" office:currency="USD" office:value="46.5875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2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8:.I38])" office:value-type="currency" office:currency="USD" office:value="37.27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1:.I41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9]+[.I42])" office:value-type="currency" office:currency="USD" office:value="37.27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2E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8:.I48])" office:value-type="currency" office:currency="USD" office:value="18.635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E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1:.I51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2E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49]+[.I52])" office:value-type="currency" office:currency="USD" office:value="18.635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3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14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65.2225" calcext:value-type="currency">
            <text:p>65.22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19.545" calcext:value-type="currency">
            <text:p>19.54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46.25" calcext:value-type="currency">
            <text:p>46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13.03" calcext:value-type="currency">
            <text:p>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64.75" calcext:value-type="currency">
            <text:p>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19.545" calcext:value-type="currency">
            <text:p>19.54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83.25" calcext:value-type="currency">
            <text:p>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75.75" calcext:value-type="currency">
            <text:p>175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46.25" calcext:value-type="currency">
            <text:p>46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214.9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61.19" calcext:value-type="currency">
            <text:p>161.1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29.5" calcext:value-type="currency">
            <text:p>129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214.9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01.75" calcext:value-type="currency">
            <text:p>101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29.5" calcext:value-type="currency">
            <text:p>129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53.73" calcext:value-type="currency">
            <text:p>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53.73" calcext:value-type="currency">
            <text:p>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250.7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53.73" calcext:value-type="currency">
            <text:p>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182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208.4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77.5" calcext:value-type="currency">
            <text:p>277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14.5" calcext:value-type="currency">
            <text:p>314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25.37" calcext:value-type="currency">
            <text:p>125.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53.73" calcext:value-type="currency">
            <text:p>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65.2225" calcext:value-type="currency">
            <text:p>65.22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83.25" calcext:value-type="currency">
            <text:p>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64.75" calcext:value-type="currency">
            <text:p>64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19.545" calcext:value-type="currency">
            <text:p>19.54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43.4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13.03" calcext:value-type="currency">
            <text:p>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92.5" calcext:value-type="currency">
            <text:p>92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64.75" calcext:value-type="currency">
            <text:p>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67.715" calcext:value-type="currency">
            <text:p>167.71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86.8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89.55" calcext:value-type="currency">
            <text:p>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66.5" calcext:value-type="currency">
            <text:p>166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71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89.55" calcext:value-type="currency">
            <text:p>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250.7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104.2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44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53.6175" calcext:value-type="currency">
            <text:p>53.61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54.895" calcext:value-type="currency">
            <text:p>154.89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17.91" calcext:value-type="currency">
            <text:p>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11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83.25" calcext:value-type="currency">
            <text:p>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29.5" calcext:value-type="currency">
            <text:p>129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17.91" calcext:value-type="currency">
            <text:p>17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46.25" calcext:value-type="currency">
            <text:p>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64.75" calcext:value-type="currency">
            <text:p>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13.03" calcext:value-type="currency">
            <text:p>13.03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46.25" calcext:value-type="currency">
            <text:p>46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ntory materials</text:p>
          </table:table-cell>
          <table:table-cell office:value-type="currency" office:currency="USD" office:value="107.46" calcext:value-type="currency">
            <text:p>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7.91" calcext:value-type="currency">
            <text:p>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9.3175" calcext:value-type="currency">
            <text:p>9.31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186.35" calcext:value-type="currency">
            <text:p>186.3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55.5" calcext:value-type="currency">
            <text:p>55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53.73" calcext:value-type="currency">
            <text:p>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32.565" calcext:value-type="currency">
            <text:p>32.56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7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35.8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9.3175" calcext:value-type="currency">
            <text:p>9.31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9.3175" calcext:value-type="currency">
            <text:p>9.31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49.08" calcext:value-type="currency">
            <text:p>149.0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39.09" calcext:value-type="currency">
            <text:p>39.0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9.25" calcext:value-type="currency">
            <text:p>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92.5" calcext:value-type="currency">
            <text:p>92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167.715" calcext:value-type="currency">
            <text:p>167.71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27.75" calcext:value-type="currency">
            <text:p>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23.62" calcext:value-type="currency">
            <text:p>223.6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130.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46.25" calcext:value-type="currency">
            <text:p>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92.5" calcext:value-type="currency">
            <text:p>92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67.715" calcext:value-type="currency">
            <text:p>167.71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27.9525" calcext:value-type="currency">
            <text:p>27.952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78.1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3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18.5" calcext:value-type="currency">
            <text:p>18.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149.0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18.635" calcext:value-type="currency">
            <text:p>18.63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55.905" calcext:value-type="currency">
            <text:p>55.905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8:.I341])" office:value-type="currency" office:currency="USD" office:value="16664.34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3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44:.I344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3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42]+[.I345])" office:value-type="currency" office:currency="USD" office:value="16664.34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4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52.12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1:.I351])" office:value-type="currency" office:currency="USD" office:value="52.12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4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4:.I354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4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52]+[.I355])" office:value-type="currency" office:currency="USD" office:value="52.12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4" office:value-type="string" calcext:value-type="string" table:number-columns-spanned="2" table:number-rows-spanned="1">
            <text:p>Task 6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40419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95.39" calcext:value-type="currency">
            <text:p>195.3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40426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130.2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40433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62.825" calcext:value-type="currency">
            <text:p>162.8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21.71" calcext:value-type="currency">
            <text:p>21.7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4044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19.405" calcext:value-type="currency">
            <text:p>119.40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40447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21.1275" calcext:value-type="currency">
            <text:p>121.1275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1:.I366])" office:value-type="currency" office:currency="USD" office:value="750.7175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6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9:.I369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style-name="ce134" office:value-type="string" calcext:value-type="string" table:number-columns-spanned="2" table:number-rows-spanned="1">
            <text:p>Task 6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67]+[.I370])" office:value-type="currency" office:currency="USD" office:value="750.7175" calcext:value-type="currency">
            <text:p/>
          </table:table-cell>
          <table:table-cell table:number-columns-repeated="1015"/>
        </table:table-row>
        <table:table-row table:style-name="ro6">
          <table:table-cell table:style-name="ce135" table:number-columns-repeated="2"/>
          <table:table-cell table:style-name="ce136"/>
          <table:table-cell table:style-name="ce137" table:number-columns-repeated="2"/>
          <table:table-cell table:style-name="ce138"/>
          <table:table-cell table:style-name="ce139"/>
          <table:table-cell table:style-name="ce140"/>
          <table:table-cell table:style-name="ce14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141" office:value-type="string" calcext:value-type="string">
            <text:p>Total Labor</text:p>
          </table:table-cell>
          <table:table-cell table:formula="of:=SUM([.I8]+[.I18]+[.I29]+[.I39]+[.I49]+[.I342]+[.I352]+[.I367])" office:value-type="currency" office:currency="USD" office:value="17821.2425" calcext:value-type="currency">
            <text:p/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141" office:value-type="string" calcext:value-type="string">
            <text:p>Total Expenses</text:p>
          </table:table-cell>
          <table:table-cell table:formula="of:=SUM([.I11]+[.I21]+[.I32]+[.I42]+[.I52]+[.I345]+[.I355]+[.I370])" office:value-type="currency" office:currency="USD" office:value="0" calcext:value-type="currency">
            <text:p/>
          </table:table-cell>
          <table:table-cell table:number-columns-repeated="1015"/>
        </table:table-row>
        <table:table-row table:style-name="ro6">
          <table:table-cell table:number-columns-repeated="6"/>
          <table:table-cell table:formula="of:=SUM([.G6:.G372])" office:value-type="float" office:value="527" calcext:value-type="float">
            <text:p/>
          </table:table-cell>
          <table:table-cell table:number-columns-repeated="1017"/>
        </table:table-row>
        <table:table-row table:style-name="ro6">
          <table:table-cell table:number-columns-repeated="7"/>
          <table:table-cell table:style-name="ce141" office:value-type="string" calcext:value-type="string">
            <text:p>Total Invoice</text:p>
          </table:table-cell>
          <table:table-cell table:formula="of:=SUM([.I375:.I376])" office:value-type="currency" office:currency="USD" office:value="17821.2425" calcext:value-type="currency">
            <text:p/>
          </table:table-cell>
          <table:table-cell table:number-columns-repeated="1015"/>
        </table:table-row>
        <table:table-row table:style-name="ro6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. Invoice Summary" table:style-name="ta6">
        <office:forms form:automatic-focus="false" form:apply-design-mode="false"/>
        <table:table-column table:style-name="co11" table:default-cell-style-name="ce15"/>
        <table:table-column table:style-name="co12" table:default-cell-style-name="Default"/>
        <table:table-column table:style-name="co13" table:default-cell-style-name="ce163"/>
        <table:table-column table:style-name="co6" table:number-columns-repeated="3" table:default-cell-style-name="ce163"/>
        <table:table-column table:style-name="co7" table:default-cell-style-name="ce175"/>
        <table:table-column table:style-name="co14" table:default-cell-style-name="Default"/>
        <table:table-column table:style-name="co6" table:number-columns-repeated="4" table:default-cell-style-name="ce163"/>
        <table:table-column table:style-name="co7" table:default-cell-style-name="ce175"/>
        <table:table-column table:style-name="co4" table:number-columns-repeated="1011" table:default-cell-style-name="Default"/>
        <table:table-row table:style-name="ro5">
          <table:table-cell table:style-name="ce143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144"/>
          <table:table-cell table:number-columns-repeated="3"/>
          <table:table-cell table:style-name="ce186" office:value-type="string" calcext:value-type="string" table:number-columns-spanned="2" table:number-rows-spanned="1">
            <text:p>Submit this Invoice to:</text:p>
          </table:table-cell>
          <table:covered-table-cell table:style-name="ce190"/>
          <table:table-cell table:style-name="ce186" office:value-type="string" calcext:value-type="string" table:number-columns-spanned="2" table:number-rows-spanned="1">
            <text:p>Parisi Associates</text:p>
          </table:table-cell>
          <table:covered-table-cell table:style-name="ce190"/>
          <table:table-cell table:number-columns-repeated="1012"/>
        </table:table-row>
        <table:table-row table:style-name="ro5">
          <table:table-cell table:style-name="ce144" office:value-type="string" calcext:value-type="string">
            <text:p>for the Marin County Safe Routes to School Program</text:p>
          </table:table-cell>
          <table:table-cell table:style-name="ce144" table:number-columns-repeated="4"/>
          <table:table-cell table:number-columns-repeated="3"/>
          <table:table-cell table:style-name="ce173" table:number-columns-repeated="2"/>
          <table:table-cell table:style-name="ce186" office:value-type="string" calcext:value-type="string" table:number-columns-spanned="2" table:number-rows-spanned="1">
            <text:p>58 Alta Vista Avenue</text:p>
          </table:table-cell>
          <table:covered-table-cell table:style-name="ce190"/>
          <table:table-cell table:number-columns-repeated="1012"/>
        </table:table-row>
        <table:table-row table:style-name="ro5">
          <table:table-cell table:style-name="ce144" table:number-columns-repeated="5"/>
          <table:table-cell table:number-columns-repeated="3"/>
          <table:table-cell table:style-name="ce173" table:number-columns-repeated="2"/>
          <table:table-cell table:style-name="ce186" office:value-type="string" calcext:value-type="string" table:number-columns-spanned="2" table:number-rows-spanned="1">
            <text:p>Mill Valley, CA 94941</text:p>
          </table:table-cell>
          <table:covered-table-cell table:style-name="ce190"/>
          <table:table-cell table:number-columns-repeated="1012"/>
        </table:table-row>
        <table:table-row table:style-name="ro5">
          <table:table-cell table:style-name="ce145" office:value-type="string" calcext:value-type="string" table:number-columns-spanned="2" table:number-rows-spanned="1">
            <text:p>Period: September 1- 30, 2010</text:p>
          </table:table-cell>
          <table:covered-table-cell table:style-name="ce155"/>
          <table:table-cell table:style-name="ce144" table:number-columns-repeated="3"/>
          <table:table-cell table:number-columns-repeated="3"/>
          <table:table-cell table:style-name="ce173" table:number-columns-repeated="4"/>
          <table:table-cell table:number-columns-repeated="1012"/>
        </table:table-row>
        <table:table-row table:style-name="ro5">
          <table:table-cell table:style-name="ce145" office:value-type="string" calcext:value-type="string" table:number-columns-spanned="2" table:number-rows-spanned="1">
            <text:p>Date: June 17, 2014</text:p>
          </table:table-cell>
          <table:covered-table-cell table:style-name="ce155"/>
          <table:table-cell table:number-columns-repeated="6"/>
          <table:table-cell table:style-name="ce173" office:value-type="string" calcext:value-type="string">
            <text:p>Please Reference:</text:p>
          </table:table-cell>
          <table:table-cell table:style-name="ce173"/>
          <table:table-cell table:style-name="ce173" office:value-type="string" calcext:value-type="string">
            <text:p>Project #05-131</text:p>
          </table:table-cell>
          <table:table-cell table:style-name="ce173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146"/>
          <table:table-cell table:style-name="ce156"/>
          <table:table-cell table:style-name="ce164" table:number-columns-repeated="4"/>
          <table:table-cell table:style-name="ce176"/>
          <table:table-cell table:style-name="ce156"/>
          <table:table-cell table:style-name="ce164" table:number-columns-repeated="4"/>
          <table:table-cell table:style-name="ce176"/>
          <table:table-cell table:number-columns-repeated="1011"/>
        </table:table-row>
        <table:table-row table:style-name="ro4">
          <table:table-cell table:style-name="ce147"/>
          <table:table-cell table:style-name="ce157"/>
          <table:table-cell table:style-name="ce165" table:number-columns-repeated="4"/>
          <table:table-cell table:style-name="ce177"/>
          <table:table-cell table:style-name="ce157"/>
          <table:table-cell table:style-name="ce165" table:number-columns-repeated="4"/>
          <table:table-cell table:style-name="ce177"/>
          <table:table-cell table:number-columns-repeated="1011"/>
        </table:table-row>
        <table:table-row table:style-name="ro6">
          <table:table-cell table:style-name="ce147"/>
          <table:table-cell table:style-name="ce157"/>
          <table:table-cell table:style-name="ce43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43"/>
          <table:covered-table-cell table:style-name="ce178"/>
          <table:table-cell table:style-name="ce157"/>
          <table:table-cell table:style-name="ce43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43"/>
          <table:table-cell table:number-columns-repeated="1011"/>
        </table:table-row>
        <table:table-row table:style-name="ro4">
          <table:table-cell table:style-name="ce147"/>
          <table:table-cell table:style-name="ce157"/>
          <table:table-cell table:style-name="ce166" table:number-columns-repeated="4"/>
          <table:table-cell table:style-name="ce179"/>
          <table:table-cell table:style-name="ce157"/>
          <table:table-cell table:style-name="ce166" table:number-columns-repeated="4"/>
          <table:table-cell table:style-name="ce179"/>
          <table:table-cell table:number-columns-repeated="1011"/>
        </table:table-row>
        <table:table-row table:style-name="ro4">
          <table:table-cell table:style-name="ce148"/>
          <table:table-cell table:style-name="ce158"/>
          <table:table-cell table:style-name="ce167" table:number-columns-repeated="4"/>
          <table:table-cell table:style-name="ce180"/>
          <table:table-cell table:style-name="ce158"/>
          <table:table-cell table:style-name="ce167" table:number-columns-repeated="4"/>
          <table:table-cell table:style-name="ce180"/>
          <table:table-cell table:number-columns-repeated="1011"/>
        </table:table-row>
        <table:table-row table:style-name="ro5">
          <table:table-cell table:style-name="ce149" table:number-columns-repeated="2"/>
          <table:table-cell table:style-name="ce168"/>
          <table:table-cell table:style-name="ce168" office:value-type="string" calcext:value-type="string">
            <text:p>Spent This</text:p>
          </table:table-cell>
          <table:table-cell table:style-name="ce168" office:value-type="string" calcext:value-type="string">
            <text:p>Previously</text:p>
          </table:table-cell>
          <table:table-cell table:style-name="ce168" office:value-type="string" calcext:value-type="string">
            <text:p>Total</text:p>
          </table:table-cell>
          <table:table-cell table:style-name="ce181" office:value-type="string" calcext:value-type="string">
            <text:p>Percent</text:p>
          </table:table-cell>
          <table:table-cell table:style-name="ce149"/>
          <table:table-cell table:style-name="ce168"/>
          <table:table-cell table:style-name="ce168" office:value-type="string" calcext:value-type="string">
            <text:p>Spent This</text:p>
          </table:table-cell>
          <table:table-cell table:style-name="ce168" office:value-type="string" calcext:value-type="string">
            <text:p>Previously</text:p>
          </table:table-cell>
          <table:table-cell table:style-name="ce168" office:value-type="string" calcext:value-type="string">
            <text:p>Total</text:p>
          </table:table-cell>
          <table:table-cell table:style-name="ce181" office:value-type="string" calcext:value-type="string">
            <text:p>Percent</text:p>
          </table:table-cell>
          <table:table-cell table:number-columns-repeated="1011"/>
        </table:table-row>
        <table:table-row table:style-name="ro5">
          <table:table-cell table:style-name="ce150" office:value-type="string" calcext:value-type="string" table:number-columns-spanned="2" table:number-rows-spanned="1">
            <text:p>Task</text:p>
          </table:table-cell>
          <table:covered-table-cell table:style-name="ce149"/>
          <table:table-cell table:style-name="ce168" office:value-type="string" calcext:value-type="string">
            <text:p>Budget</text:p>
          </table:table-cell>
          <table:table-cell table:style-name="ce168" office:value-type="string" calcext:value-type="string">
            <text:p>Period</text:p>
          </table:table-cell>
          <table:table-cell table:number-columns-repeated="2" table:style-name="ce168" office:value-type="string" calcext:value-type="string">
            <text:p>Spent</text:p>
          </table:table-cell>
          <table:table-cell table:style-name="ce181" office:value-type="string" calcext:value-type="string">
            <text:p>Spent</text:p>
          </table:table-cell>
          <table:table-cell table:style-name="ce149"/>
          <table:table-cell table:style-name="ce168" office:value-type="string" calcext:value-type="string">
            <text:p>Budget</text:p>
          </table:table-cell>
          <table:table-cell table:style-name="ce168" office:value-type="string" calcext:value-type="string">
            <text:p>Period</text:p>
          </table:table-cell>
          <table:table-cell table:number-columns-repeated="2" table:style-name="ce168" office:value-type="string" calcext:value-type="string">
            <text:p>Spent</text:p>
          </table:table-cell>
          <table:table-cell table:style-name="ce181" office:value-type="string" calcext:value-type="string">
            <text:p>Spent</text:p>
          </table:table-cell>
          <table:table-cell table:number-columns-repeated="1011"/>
        </table:table-row>
        <table:table-row table:style-name="ro4">
          <table:table-cell table:style-name="ce151"/>
          <table:table-cell table:style-name="ce159"/>
          <table:table-cell table:style-name="ce169" table:number-columns-repeated="4"/>
          <table:table-cell table:style-name="ce182"/>
          <table:table-cell table:style-name="ce159"/>
          <table:table-cell table:style-name="ce169" table:number-columns-repeated="4"/>
          <table:table-cell table:style-name="ce18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1A</text:p>
          </table:table-cell>
          <table:table-cell office:value-type="string" calcext:value-type="string">
            <text:p>Strategy Meetings</text:p>
          </table:table-cell>
          <table:table-cell office:value-type="float" office:value="1490.8" calcext:value-type="float">
            <text:p>1490.8</text:p>
          </table:table-cell>
          <table:table-cell table:style-name="ce172" office:value-type="float" office:value="74.54" calcext:value-type="float">
            <text:p>74.54</text:p>
          </table:table-cell>
          <table:table-cell table:style-name="ce172" office:value-type="float" office:value="284.985" calcext:value-type="float">
            <text:p>284.985</text:p>
          </table:table-cell>
          <table:table-cell table:formula="of:=[.D16]+[.E16]" office:value-type="float" office:value="359.525" calcext:value-type="float">
            <text:p/>
          </table:table-cell>
          <table:table-cell table:formula="of:=+[.F16]/[.C16]" office:value-type="percentage" office:value="0.241162463107057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1B</text:p>
          </table:table-cell>
          <table:table-cell office:value-type="string" calcext:value-type="string">
            <text:p>Coordinate with TAM and Other TAM Agencies</text:p>
          </table:table-cell>
          <table:table-cell office:value-type="float" office:value="447.24" calcext:value-type="float">
            <text:p>447.24</text:p>
          </table:table-cell>
          <table:table-cell table:style-name="ce172" office:value-type="float" office:value="177.0325" calcext:value-type="float">
            <text:p>177.0325</text:p>
          </table:table-cell>
          <table:table-cell table:style-name="ce172" office:value-type="float" office:value="199.3175" calcext:value-type="float">
            <text:p>199.3175</text:p>
          </table:table-cell>
          <table:table-cell table:formula="of:=[.D17]+[.E17]" office:value-type="float" office:value="376.35" calcext:value-type="float">
            <text:p/>
          </table:table-cell>
          <table:table-cell table:formula="of:=+[.F17]/[.C17]" office:value-type="percentage" office:value="0.841494499597532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2A</text:p>
          </table:table-cell>
          <table:table-cell office:value-type="string" calcext:value-type="string">
            <text:p>Evaluate Existing Program</text:p>
          </table:table-cell>
          <table:table-cell office:value-type="float" office:value="310.46" calcext:value-type="float">
            <text:p>310.46</text:p>
          </table:table-cell>
          <table:table-cell table:style-name="ce172" office:value-type="float" office:value="46.5875" calcext:value-type="float">
            <text:p>46.5875</text:p>
          </table:table-cell>
          <table:table-cell table:style-name="ce172" office:value-type="float" office:value="3.41249999999999" calcext:value-type="float">
            <text:p>3.41249999999999</text:p>
          </table:table-cell>
          <table:table-cell table:formula="of:=[.D19]+[.E19]" office:value-type="float" office:value="50" calcext:value-type="float">
            <text:p/>
          </table:table-cell>
          <table:table-cell table:formula="of:=+[.F19]/[.C19]" office:value-type="percentage" office:value="0.161051343168202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B</text:p>
          </table:table-cell>
          <table:table-cell office:value-type="string" calcext:value-type="string">
            <text:p>Research Best Practices of Other SR2S Programs</text:p>
          </table:table-cell>
          <table:table-cell office:value-type="float" office:value="298.16" calcext:value-type="float">
            <text:p>298.16</text:p>
          </table:table-cell>
          <table:table-cell table:style-name="ce172" office:value-type="float" office:value="37.27" calcext:value-type="float">
            <text:p>37.27</text:p>
          </table:table-cell>
          <table:table-cell table:style-name="ce172" office:value-type="float" office:value="2.73" calcext:value-type="float">
            <text:p>2.73</text:p>
          </table:table-cell>
          <table:table-cell table:formula="of:=[.D20]+[.E20]" office:value-type="float" office:value="40" calcext:value-type="float">
            <text:p/>
          </table:table-cell>
          <table:table-cell table:formula="of:=+[.F20]/[.C20]" office:value-type="percentage" office:value="0.134156157767642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C</text:p>
          </table:table-cell>
          <table:table-cell office:value-type="string" calcext:value-type="string">
            <text:p>Develop Measures of Success</text:p>
          </table:table-cell>
          <table:table-cell office:value-type="float" office:value="149.08" calcext:value-type="float">
            <text:p>149.08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/>
          </table:table-cell>
          <table:table-cell table:formula="of:=+[.F21]/[.C21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D</text:p>
          </table:table-cell>
          <table:table-cell office:value-type="string" calcext:value-type="string">
            <text:p>Develop Plan for Maintaining Activities at Schools</text:p>
          </table:table-cell>
          <table:table-cell office:value-type="float" office:value="1222.34" calcext:value-type="float">
            <text:p>1222.34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/>
          </table:table-cell>
          <table:table-cell table:formula="of:=+[.F22]/[.C22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E</text:p>
          </table:table-cell>
          <table:table-cell office:value-type="string" calcext:value-type="string">
            <text:p>Refine Existing Education Program and Materials</text:p>
          </table:table-cell>
          <table:table-cell office:value-type="float" office:value="6336" calcext:value-type="float">
            <text:p>6336</text:p>
          </table:table-cell>
          <table:table-cell table:style-name="ce172" office:value-type="float" office:value="18.635" calcext:value-type="float">
            <text:p>18.635</text:p>
          </table:table-cell>
          <table:table-cell table:style-name="ce172" office:value-type="float" office:value="1.365" calcext:value-type="float">
            <text:p>1.365</text:p>
          </table:table-cell>
          <table:table-cell table:formula="of:=[.D23]+[.E23]" office:value-type="float" office:value="20" calcext:value-type="float">
            <text:p/>
          </table:table-cell>
          <table:table-cell table:formula="of:=+[.F23]/[.C23]" office:value-type="percentage" office:value="0.00315656565656566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3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4050.8" calcext:value-type="float">
            <text:p>4050.8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25]+[.E25]" office:value-type="float" office:value="0" calcext:value-type="float">
            <text:p/>
          </table:table-cell>
          <table:table-cell table:formula="of:=+[.F25]/[.C25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B</text:p>
          </table:table-cell>
          <table:table-cell office:value-type="string" calcext:value-type="string">
            <text:p>Implementation of SR2S Activities</text:p>
          </table:table-cell>
          <table:table-cell office:value-type="float" office:value="161243.54" calcext:value-type="float">
            <text:p>161243.54</text:p>
          </table:table-cell>
          <table:table-cell table:style-name="ce172" office:value-type="float" office:value="16664.34" calcext:value-type="float">
            <text:p>16664.34</text:p>
          </table:table-cell>
          <table:table-cell table:style-name="ce172" office:value-type="float" office:value="14288.2625" calcext:value-type="float">
            <text:p>14288.2625</text:p>
          </table:table-cell>
          <table:table-cell table:formula="of:=[.D26]+[.E26]" office:value-type="float" office:value="30952.6025" calcext:value-type="float">
            <text:p/>
          </table:table-cell>
          <table:table-cell table:formula="of:=+[.F26]/[.C26]" office:value-type="percentage" office:value="0.191961814408193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C</text:p>
          </table:table-cell>
          <table:table-cell office:value-type="string" calcext:value-type="string">
            <text:p>Ongoing Evaluation and Reporting</text:p>
          </table:table-cell>
          <table:table-cell office:value-type="float" office:value="2116.24" calcext:value-type="float">
            <text:p>2116.24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27]+[.E27]" office:value-type="float" office:value="0" calcext:value-type="float">
            <text:p/>
          </table:table-cell>
          <table:table-cell table:formula="of:=+[.F27]/[.C27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4A</text:p>
          </table:table-cell>
          <table:table-cell office:value-type="string" calcext:value-type="string">
            <text:p>Engineering Expertise</text:p>
          </table:table-cell>
          <table:table-cell office:value-type="float" office:value="1490.8" calcext:value-type="float">
            <text:p>1490.8</text:p>
          </table:table-cell>
          <table:table-cell table:style-name="ce172" office:value-type="float" office:value="52.12" calcext:value-type="float">
            <text:p>52.12</text:p>
          </table:table-cell>
          <table:table-cell table:style-name="ce172" office:value-type="float" office:value="0" calcext:value-type="float">
            <text:p>0</text:p>
          </table:table-cell>
          <table:table-cell table:formula="of:=[.D29]+[.E29]" office:value-type="float" office:value="52.12" calcext:value-type="float">
            <text:p/>
          </table:table-cell>
          <table:table-cell table:formula="of:=+[.F29]/[.C29]" office:value-type="percentage" office:value="0.0349610947142474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B</text:p>
          </table:table-cell>
          <table:table-cell office:value-type="string" calcext:value-type="string">
            <text:p>Develop Safe Routes to School Plans</text:p>
          </table:table-cell>
          <table:table-cell office:value-type="float" office:value="506.64" calcext:value-type="float">
            <text:p>506.64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30]+[.E30]" office:value-type="float" office:value="0" calcext:value-type="float">
            <text:p/>
          </table:table-cell>
          <table:table-cell table:formula="of:=+[.F30]/[.C30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C</text:p>
          </table:table-cell>
          <table:table-cell office:value-type="string" calcext:value-type="string">
            <text:p>Develop Grant Application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31]+[.E31]" office:value-type="float" office:value="0" calcext:value-type="float">
            <text:p/>
          </table:table-cell>
          <table:table-cell table:formula="of:=+[.F31]/[.C31]" office:value-type="string" office:string-value="" calcext:value-type="error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5A</text:p>
          </table:table-cell>
          <table:table-cell office:value-type="string" calcext:value-type="string">
            <text:p>Measure A Safe Pathways to School Program</text:p>
          </table:table-cell>
          <table:table-cell office:value-type="float" office:value="447.24" calcext:value-type="float">
            <text:p>447.24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formula="of:=[.D33]+[.E33]" office:value-type="float" office:value="0" calcext:value-type="float">
            <text:p/>
          </table:table-cell>
          <table:table-cell table:formula="of:=+[.F33]/[.C33]" office:value-type="percentage" office:value="0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6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2532.88" calcext:value-type="float">
            <text:p>2532.88</text:p>
          </table:table-cell>
          <table:table-cell table:style-name="ce172" office:value-type="float" office:value="629.59" calcext:value-type="float">
            <text:p>629.59</text:p>
          </table:table-cell>
          <table:table-cell table:style-name="ce172" office:value-type="float" office:value="130" calcext:value-type="float">
            <text:p>130</text:p>
          </table:table-cell>
          <table:table-cell table:formula="of:=[.D35]+[.E35]" office:value-type="float" office:value="759.59" calcext:value-type="float">
            <text:p/>
          </table:table-cell>
          <table:table-cell table:formula="of:=+[.F35]/[.C35]" office:value-type="percentage" office:value="0.299891822747228" calcext:value-type="percentage">
            <text:p/>
          </table:table-cell>
          <table:table-cell table:style-name="ce175"/>
          <table:table-cell table:number-columns-repeated="5" table:style-name="ce18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152"/>
          <table:table-cell table:style-name="ce160"/>
          <table:table-cell table:style-name="ce170" table:number-columns-repeated="4"/>
          <table:table-cell table:style-name="ce183"/>
          <table:table-cell table:style-name="ce160"/>
          <table:table-cell table:style-name="ce188" table:number-columns-repeated="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61" office:value-type="string" calcext:value-type="string">
            <text:p>Totals</text:p>
          </table:table-cell>
          <table:table-cell table:style-name="ce171" table:formula="of:=SUM([.C16:.C34])" office:value-type="float" office:value="180109.34" calcext:value-type="float">
            <text:p/>
          </table:table-cell>
          <table:table-cell table:style-name="ce173" table:formula="of:=SUM([.D16:.D34])" office:value-type="float" office:value="17070.525" calcext:value-type="float">
            <text:p/>
          </table:table-cell>
          <table:table-cell table:style-name="ce173" table:formula="of:=SUM([.E16:.E34])" office:value-type="float" office:value="14780.0725" calcext:value-type="float">
            <text:p/>
          </table:table-cell>
          <table:table-cell table:style-name="ce173" table:formula="of:=[.D38]+[.E38]" office:value-type="float" office:value="31850.5975" calcext:value-type="float">
            <text:p/>
          </table:table-cell>
          <table:table-cell table:style-name="ce184" table:formula="of:=+[.F38]/[.C38]" office:value-type="percentage" office:value="0.176840343204855" calcext:value-type="percentage">
            <text:p/>
          </table:table-cell>
          <table:table-cell table:style-name="ce185"/>
          <table:table-cell table:style-name="ce173" table:formula="of:=SUM([.I#REF!:.I#REF!])" office:value-type="string" office:string-value="" calcext:value-type="error">
            <text:p/>
          </table:table-cell>
          <table:table-cell table:style-name="ce173" table:formula="of:=SUM([.J#REF!:.J#REF!])" office:value-type="string" office:string-value="" calcext:value-type="error">
            <text:p/>
          </table:table-cell>
          <table:table-cell table:style-name="ce173" table:formula="of:=SUM([.K#REF!:.K#REF!])" office:value-type="string" office:string-value="" calcext:value-type="error">
            <text:p/>
          </table:table-cell>
          <table:table-cell table:style-name="ce173" table:formula="of:=+[.J38]+[.K38]" office:value-type="string" office:string-value="" calcext:value-type="error">
            <text:p/>
          </table:table-cell>
          <table:table-cell table:style-name="ce184" table:formula="of:=+[.J38]/[.I38]" office:value-type="string" office:string-value="" calcext:value-type="error">
            <text:p/>
          </table:table-cell>
          <table:table-cell table:number-columns-repeated="1011"/>
        </table:table-row>
        <table:table-row table:style-name="ro4">
          <table:table-cell table:style-name="ce146"/>
          <table:table-cell table:style-name="ce156"/>
          <table:table-cell table:style-name="ce164" table:number-columns-repeated="4"/>
          <table:table-cell table:style-name="ce176"/>
          <table:table-cell table:style-name="ce156"/>
          <table:table-cell table:style-name="ce164" table:number-columns-repeated="4"/>
          <table:table-cell table:style-name="ce176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8"/>
          <table:table-cell table:style-name="ce189" office:value-type="string" calcext:value-type="string" table:number-columns-spanned="2" table:number-rows-spanned="1">
            <text:p>Total Due This Period</text:p>
          </table:table-cell>
          <table:covered-table-cell table:style-name="ce191"/>
          <table:table-cell table:number-columns-repeated="1014"/>
        </table:table-row>
        <table:table-row table:style-name="ro4">
          <table:table-cell table:style-name="ce146"/>
          <table:table-cell table:style-name="ce156"/>
          <table:table-cell table:style-name="ce164"/>
          <table:table-cell table:style-name="ce174"/>
          <table:table-cell table:number-columns-repeated="4"/>
          <table:table-cell table:style-name="ce170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153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131"/>
          <table:table-cell table:number-columns-repeated="4"/>
          <table:table-cell office:value-type="string" calcext:value-type="string">
            <text:p>Labor</text:p>
          </table:table-cell>
          <table:table-cell table:formula="of:=+[.D38]" office:value-type="float" office:value="17070.525" calcext:value-type="float">
            <text:p/>
          </table:table-cell>
          <table:table-cell table:number-columns-repeated="1014"/>
        </table:table-row>
        <table:table-row table:style-name="ro5">
          <table:table-cell table:style-name="ce153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131"/>
          <table:table-cell table:number-columns-repeated="4"/>
          <table:table-cell office:value-type="string" calcext:value-type="string">
            <text:p>Expenses</text:p>
          </table:table-cell>
          <table:table-cell table:formula="of:=+[.J38]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170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9"/>
          <table:table-cell table:style-name="ce173" table:formula="of:=SUM([.J47:.J50])" office:value-type="string" office:string-value="" calcext:value-type="error">
            <text:p/>
          </table:table-cell>
          <table:table-cell table:number-columns-repeated="1014"/>
        </table:table-row>
        <table:table-row table:style-name="ro5">
          <table:table-cell table:style-name="ce143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144"/>
          <table:table-cell table:number-columns-repeated="1022"/>
        </table:table-row>
        <table:table-row table:style-name="ro4">
          <table:table-cell table:style-name="ce144" table:number-columns-repeated="2"/>
          <table:table-cell table:number-columns-repeated="1022"/>
        </table:table-row>
        <table:table-row table:style-name="ro5"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Invoice Summary</text:p>
          </table:table-cell>
          <table:table-cell table:number-columns-repeated="1022"/>
        </table:table-row>
        <table:table-row table:style-name="ro5"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5"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5"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5"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5">
          <table:table-cell table:style-name="ce154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5">
          <table:table-cell table:style-name="ce154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" table:cell-range-address="$'Progress Report'.$A$1:.$E$4" table:range-usable-as="print-range"/>
        <table:named-range table:name="Excel_BuiltIn_Print_Area_2" table:base-cell-address="" table:cell-range-address="$'1. Labor by Staff - Untotaled'.$A$1:.$J$5" table:range-usable-as="print-range"/>
        <table:named-range table:name="Excel_BuiltIn_Print_Area_3" table:base-cell-address="" table:cell-range-address="$'2. Labor by Staff - Totaled'.$A$1:.$I$6" table:range-usable-as="print-range"/>
        <table:named-expression table:name="Excel_BuiltIn_Print_Area_4" table:base-cell-address="" table:expression="$'3. labor by task - untotaled'.$a$#ref!:$j$#REF!"/>
        <table:named-range table:name="Excel_BuiltIn_Print_Area_5" table:base-cell-address="" table:cell-range-address="$'4. Labor &amp; Expenses by Task'.$A$1:.$I$5" table:range-usable-as="print-range"/>
        <table:named-range table:name="Excel_BuiltIn_Print_Titles_2" table:base-cell-address="" table:cell-range-address="$'1. Labor by Staff - Untotaled'.$A$1:.$AMJ$5" table:range-usable-as="repeat-column repeat-row"/>
        <table:named-range table:name="Excel_BuiltIn_Print_Titles_3" table:base-cell-address="" table:cell-range-address="$'2. Labor by Staff - Totaled'.$A$1:.$AMJ$5" table:range-usable-as="repeat-column repeat-row"/>
        <table:named-expression table:name="Excel_BuiltIn_Print_Titles_4" table:base-cell-address="" table:expression="$'3. labor by task - untotaled'.$a$#ref!:$amj$#REF!"/>
        <table:named-range table:name="Excel_BuiltIn_Print_Titles_5" table:base-cell-address="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19:14:10.714410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6-17T19:14:53.756162807</dc:date>
    <meta:print-date>2005-11-17T13:32:47</meta:print-date>
    <meta:generator>LibreOffice/4.2.3.3$Linux_X86_64 LibreOffice_project/420m0$Build-3</meta:generator>
    <meta:editing-duration>P3DT22H19M28S</meta:editing-duration>
    <meta:editing-cycles>92</meta:editing-cycles>
    <meta:document-statistic meta:table-count="6" meta:cell-count="11525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